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11in"/>
    </style:style>
    <style:style style:name="co2" style:family="table-column">
      <style:table-column-properties fo:break-before="auto" style:column-width="1.4827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20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table:number-columns-spanned="5" table:number-rows-spanned="1">
            <text:p>code0</text:p>
          </table:table-cell>
          <table:covered-table-cell table:number-columns-repeated="4" table:style-name="ce2"/>
          <table:table-cell table:style-name="ce2"/>
          <table:table-cell table:style-name="ce1" office:value-type="string" table:number-columns-spanned="5" table:number-rows-spanned="1">
            <text:p>code1</text:p>
          </table:table-cell>
          <table:covered-table-cell table:number-columns-repeated="4" table:style-name="ce2"/>
          <table:table-cell table:style-name="ce2"/>
          <table:table-cell table:style-name="ce3" office:value-type="string" table:number-columns-spanned="5" table:number-rows-spanned="1">
            <text:p>code2</text:p>
          </table:table-cell>
          <table:covered-table-cell table:number-columns-repeated="4" table:style-name="ce4"/>
          <table:table-cell table:style-name="ce4"/>
          <table:table-cell table:style-name="ce3" office:value-type="string" table:number-columns-spanned="5" table:number-rows-spanned="1">
            <text:p>code3</text:p>
          </table:table-cell>
          <table:covered-table-cell table:number-columns-repeated="4" table:style-name="ce4"/>
          <table:table-cell/>
          <table:table-cell table:style-name="ce3" office:value-type="string" table:number-columns-spanned="5" table:number-rows-spanned="1">
            <text:p>code3_more</text:p>
          </table:table-cell>
          <table:covered-table-cell table:number-columns-repeated="4" table:style-name="ce4"/>
          <table:table-cell/>
          <table:table-cell table:style-name="ce3" office:value-type="string" table:number-columns-spanned="5" table:number-rows-spanned="1">
            <text:p>code4</text:p>
          </table:table-cell>
          <table:covered-table-cell table:number-columns-repeated="4" table:style-name="ce4"/>
          <table:table-cell/>
          <table:table-cell table:style-name="ce3" office:value-type="string" table:number-columns-spanned="5" table:number-rows-spanned="1">
            <text:p>code0_80</text:p>
          </table:table-cell>
          <table:covered-table-cell table:number-columns-repeated="4" table:style-name="ce4"/>
          <table:table-cell/>
          <table:table-cell table:style-name="ce3" office:value-type="string" table:number-columns-spanned="5" table:number-rows-spanned="1">
            <text:p>code3_80</text:p>
          </table:table-cell>
          <table:covered-table-cell table:number-columns-repeated="4" table:style-name="ce4"/>
          <table:table-cell/>
          <table:table-cell table:style-name="ce3" office:value-type="string" table:number-columns-spanned="5" table:number-rows-spanned="1">
            <text:p>code3_144</text:p>
          </table:table-cell>
          <table:covered-table-cell table:number-columns-repeated="4" table:style-name="ce4"/>
          <table:table-cell/>
          <table:table-cell table:style-name="ce3" office:value-type="string" table:number-columns-spanned="5" table:number-rows-spanned="1">
            <text:p>code3_960</text:p>
          </table:table-cell>
          <table:covered-table-cell table:number-columns-repeated="4" table:style-name="ce4"/>
          <table:table-cell/>
          <table:table-cell table:style-name="ce3" office:value-type="string" table:number-columns-spanned="5" table:number-rows-spanned="1">
            <text:p>code4_960</text:p>
          </table:table-cell>
          <table:covered-table-cell table:number-columns-repeated="4" table:style-name="ce4"/>
          <table:table-cell table:number-columns-repeated="959"/>
        </table:table-row>
        <table:table-row table:style-name="ro2"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ns</text:p>
          </table:table-cell>
          <table:table-cell table:style-name="ce2" office:value-type="string">
            <text:p>flops</text:p>
          </table:table-cell>
          <table:table-cell table:style-name="ce2" office:value-type="string">
            <text:p>l1 dcm </text:p>
          </table:table-cell>
          <table:table-cell table:style-name="ce2" office:value-type="string">
            <text:p>us</text:p>
          </table:table-cell>
          <table:table-cell table:style-name="ce2" office:value-type="string">
            <text:p>mflops/s</text:p>
          </table:table-cell>
          <table:table-cell table:number-columns-repeated="95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859766053">
            <text:p>19859766053</text:p>
          </table:table-cell>
          <table:table-cell office:value-type="float" office:value="819614315">
            <text:p>819614315</text:p>
          </table:table-cell>
          <table:table-cell office:value-type="float" office:value="78471">
            <text:p>78471</text:p>
          </table:table-cell>
          <table:table-cell office:value-type="float" office:value="4268">
            <text:p>4268</text:p>
          </table:table-cell>
          <table:table-cell table:formula="of:=[.C3]/[.E3]/10^3" office:value-type="float" office:value="192.03709348641">
            <text:p>192.0370934864</text:p>
          </table:table-cell>
          <table:table-cell office:value-type="float" office:value="16">
            <text:p>16</text:p>
          </table:table-cell>
          <table:table-cell office:value-type="float" office:value="9384165861">
            <text:p>9384165861</text:p>
          </table:table-cell>
          <table:table-cell office:value-type="float" office:value="819200756">
            <text:p>819200756</text:p>
          </table:table-cell>
          <table:table-cell office:value-type="float" office:value="55647">
            <text:p>55647</text:p>
          </table:table-cell>
          <table:table-cell office:value-type="float" office:value="2432">
            <text:p>2432</text:p>
          </table:table-cell>
          <table:table-cell table:formula="of:=[.I3]/[.K3]/10^3" office:value-type="float" office:value="336.842416118421">
            <text:p>336.8424161184</text:p>
          </table:table-cell>
          <table:table-cell office:value-type="float" office:value="16">
            <text:p>16</text:p>
          </table:table-cell>
          <table:table-cell office:value-type="float" office:value="9230565835">
            <text:p>9230565835</text:p>
          </table:table-cell>
          <table:table-cell office:value-type="float" office:value="819200844">
            <text:p>819200844</text:p>
          </table:table-cell>
          <table:table-cell office:value-type="float" office:value="58321">
            <text:p>58321</text:p>
          </table:table-cell>
          <table:table-cell office:value-type="float" office:value="2210">
            <text:p>2210</text:p>
          </table:table-cell>
          <table:table-cell table:formula="of:=[.O3]/[.Q3]/10^3" office:value-type="float" office:value="370.679114932127">
            <text:p>370.6791149321</text:p>
          </table:table-cell>
          <table:table-cell office:value-type="float" office:value="16">
            <text:p>16</text:p>
          </table:table-cell>
          <table:table-cell office:value-type="float" office:value="9153765828">
            <text:p>9153765828</text:p>
          </table:table-cell>
          <table:table-cell office:value-type="float" office:value="819201150">
            <text:p>819201150</text:p>
          </table:table-cell>
          <table:table-cell office:value-type="float" office:value="49789">
            <text:p>49789</text:p>
          </table:table-cell>
          <table:table-cell office:value-type="float" office:value="2153">
            <text:p>2153</text:p>
          </table:table-cell>
          <table:table-cell table:formula="of:=[.U3]/[.W3]/10^3" office:value-type="float" office:value="380.492870413377">
            <text:p>380.4928704134</text:p>
          </table:table-cell>
          <table:table-cell office:value-type="float" office:value="80">
            <text:p>80</text:p>
          </table:table-cell>
          <table:table-cell office:value-type="float" office:value="9860057408">
            <text:p>9860057408</text:p>
          </table:table-cell>
          <table:table-cell office:value-type="float" office:value="1024001115">
            <text:p>1024001115</text:p>
          </table:table-cell>
          <table:table-cell office:value-type="float" office:value="5322513">
            <text:p>5322513</text:p>
          </table:table-cell>
          <table:table-cell office:value-type="float" office:value="2318">
            <text:p>2318</text:p>
          </table:table-cell>
          <table:table-cell table:formula="of:=[.AA3]/[.AC3]/10^3" office:value-type="float" office:value="441.760619068162">
            <text:p>441.7606190682</text:p>
          </table:table-cell>
          <table:table-cell office:value-type="float" office:value="16">
            <text:p>16</text:p>
          </table:table-cell>
          <table:table-cell office:value-type="float" office:value="9153765831">
            <text:p>9153765831</text:p>
          </table:table-cell>
          <table:table-cell office:value-type="float" office:value="819200771">
            <text:p>819200771</text:p>
          </table:table-cell>
          <table:table-cell office:value-type="float" office:value="62367">
            <text:p>62367</text:p>
          </table:table-cell>
          <table:table-cell office:value-type="float" office:value="2187">
            <text:p>2187</text:p>
          </table:table-cell>
          <table:table-cell table:formula="of:=[.AG3]/[.AI3]/10^3" office:value-type="float" office:value="374.577398719707">
            <text:p>374.5773987197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AM3]/[.AO3]/10^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formula="of:=[.AS3]/[.AU3]/10^3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56719054005">
            <text:p>56719054005</text:p>
          </table:table-cell>
          <table:table-cell office:value-type="float" office:value="5971973979">
            <text:p>5971973979</text:p>
          </table:table-cell>
          <table:table-cell office:value-type="float" office:value="119875318">
            <text:p>119875318</text:p>
          </table:table-cell>
          <table:table-cell office:value-type="float" office:value="13349">
            <text:p>13349</text:p>
          </table:table-cell>
          <table:table-cell table:formula="of:=[.AY3]/[.BA3]/10^3" office:value-type="float" office:value="447.372385871601">
            <text:p>447.3723858716</text:p>
          </table:table-cell>
          <table:table-cell office:value-type="float" office:value="16">
            <text:p>16</text:p>
          </table:table-cell>
          <table:table-cell office:value-type="float" office:value="175270905591">
            <text:p>175270905591</text:p>
          </table:table-cell>
          <table:table-cell office:value-type="float" office:value="18589309943">
            <text:p>18589309943</text:p>
          </table:table-cell>
          <table:table-cell office:value-type="float" office:value="2117857558">
            <text:p>2117857558</text:p>
          </table:table-cell>
          <table:table-cell office:value-type="float" office:value="44867">
            <text:p>44867</text:p>
          </table:table-cell>
          <table:table-cell table:formula="of:=[.BE3]/[.BG3]/10^3" office:value-type="float" office:value="414.320323244255">
            <text:p>414.3203232443</text:p>
          </table:table-cell>
          <table:table-cell office:value-type="float" office:value="16">
            <text:p>16</text:p>
          </table:table-cell>
          <table:table-cell office:value-type="float" office:value="175270905592">
            <text:p>175270905592</text:p>
          </table:table-cell>
          <table:table-cell office:value-type="float" office:value="18589314537">
            <text:p>18589314537</text:p>
          </table:table-cell>
          <table:table-cell office:value-type="float" office:value="2110495357">
            <text:p>2110495357</text:p>
          </table:table-cell>
          <table:table-cell office:value-type="float" office:value="44862">
            <text:p>44862</text:p>
          </table:table-cell>
          <table:table-cell table:formula="of:=[.BK3]/[.BM3]/10^3" office:value-type="float" office:value="414.366602848736">
            <text:p>414.3666028487</text:p>
          </table:table-cell>
          <table:table-cell table:number-columns-repeated="924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257844498">
            <text:p>38257844498</text:p>
          </table:table-cell>
          <table:table-cell office:value-type="float" office:value="1600891911">
            <text:p>1600891911</text:p>
          </table:table-cell>
          <table:table-cell office:value-type="float" office:value="215466">
            <text:p>215466</text:p>
          </table:table-cell>
          <table:table-cell office:value-type="float" office:value="8190">
            <text:p>8190</text:p>
          </table:table-cell>
          <table:table-cell table:formula="of:=[.C4]/[.E4]/10^3" office:value-type="float" office:value="195.469097802198">
            <text:p>195.4690978022</text:p>
          </table:table-cell>
          <table:table-cell office:value-type="float" office:value="20">
            <text:p>20</text:p>
          </table:table-cell>
          <table:table-cell office:value-type="float" office:value="17608444111">
            <text:p>17608444111</text:p>
          </table:table-cell>
          <table:table-cell office:value-type="float" office:value="1600001555">
            <text:p>1600001555</text:p>
          </table:table-cell>
          <table:table-cell office:value-type="float" office:value="217418">
            <text:p>217418</text:p>
          </table:table-cell>
          <table:table-cell office:value-type="float" office:value="4560">
            <text:p>4560</text:p>
          </table:table-cell>
          <table:table-cell table:formula="of:=[.I4]/[.K4]/10^3" office:value-type="float" office:value="350.877533991228">
            <text:p>350.8775339912</text:p>
          </table:table-cell>
          <table:table-cell office:value-type="float" office:value="20">
            <text:p>20</text:p>
          </table:table-cell>
          <table:table-cell office:value-type="float" office:value="17308444075">
            <text:p>17308444075</text:p>
          </table:table-cell>
          <table:table-cell office:value-type="float" office:value="1600001533">
            <text:p>1600001533</text:p>
          </table:table-cell>
          <table:table-cell office:value-type="float" office:value="170518">
            <text:p>170518</text:p>
          </table:table-cell>
          <table:table-cell office:value-type="float" office:value="4140">
            <text:p>4140</text:p>
          </table:table-cell>
          <table:table-cell table:formula="of:=[.O4]/[.Q4]/10^3" office:value-type="float" office:value="386.473800241546">
            <text:p>386.4738002415</text:p>
          </table:table-cell>
          <table:table-cell office:value-type="float" office:value="20">
            <text:p>20</text:p>
          </table:table-cell>
          <table:table-cell office:value-type="float" office:value="17158444058">
            <text:p>17158444058</text:p>
          </table:table-cell>
          <table:table-cell office:value-type="float" office:value="1600001554">
            <text:p>1600001554</text:p>
          </table:table-cell>
          <table:table-cell office:value-type="float" office:value="214671">
            <text:p>214671</text:p>
          </table:table-cell>
          <table:table-cell office:value-type="float" office:value="4023">
            <text:p>4023</text:p>
          </table:table-cell>
          <table:table-cell table:formula="of:=[.U4]/[.W4]/10^3" office:value-type="float" office:value="397.713535669898">
            <text:p>397.7135356699</text:p>
          </table:table-cell>
          <table:table-cell office:value-type="float" office:value="84">
            <text:p>84</text:p>
          </table:table-cell>
          <table:table-cell office:value-type="float" office:value="11397166725">
            <text:p>11397166725</text:p>
          </table:table-cell>
          <table:table-cell office:value-type="float" office:value="1185413368">
            <text:p>1185413368</text:p>
          </table:table-cell>
          <table:table-cell office:value-type="float" office:value="8810040">
            <text:p>8810040</text:p>
          </table:table-cell>
          <table:table-cell office:value-type="float" office:value="2681">
            <text:p>2681</text:p>
          </table:table-cell>
          <table:table-cell table:formula="of:=[.AA4]/[.AC4]/10^3" office:value-type="float" office:value="442.153438269302">
            <text:p>442.1534382693</text:p>
          </table:table-cell>
          <table:table-cell office:value-type="float" office:value="20">
            <text:p>20</text:p>
          </table:table-cell>
          <table:table-cell office:value-type="float" office:value="17158444063">
            <text:p>17158444063</text:p>
          </table:table-cell>
          <table:table-cell office:value-type="float" office:value="1600001826">
            <text:p>1600001826</text:p>
          </table:table-cell>
          <table:table-cell office:value-type="float" office:value="155454">
            <text:p>155454</text:p>
          </table:table-cell>
          <table:table-cell office:value-type="float" office:value="4025">
            <text:p>4025</text:p>
          </table:table-cell>
          <table:table-cell table:formula="of:=[.AG4]/[.AI4]/10^3" office:value-type="float" office:value="397.515981614907">
            <text:p>397.5159816149</text:p>
          </table:table-cell>
          <table:table-cell office:value-type="float" office:value="80">
            <text:p>80</text:p>
          </table:table-cell>
          <table:table-cell office:value-type="float" office:value="2372414388">
            <text:p>2372414388</text:p>
          </table:table-cell>
          <table:table-cell office:value-type="float" office:value="102404965">
            <text:p>102404965</text:p>
          </table:table-cell>
          <table:table-cell office:value-type="float" office:value="470547">
            <text:p>470547</text:p>
          </table:table-cell>
          <table:table-cell office:value-type="float" office:value="518">
            <text:p>518</text:p>
          </table:table-cell>
          <table:table-cell table:formula="of:=[.AM4]/[.AO4]/10^3" office:value-type="float" office:value="197.692982625483">
            <text:p>197.6929826255</text:p>
          </table:table-cell>
          <table:table-cell office:value-type="float" office:value="80">
            <text:p>80</text:p>
          </table:table-cell>
          <table:table-cell office:value-type="float" office:value="9860057410">
            <text:p>9860057410</text:p>
          </table:table-cell>
          <table:table-cell office:value-type="float" office:value="1024002521">
            <text:p>1024002521</text:p>
          </table:table-cell>
          <table:table-cell office:value-type="float" office:value="5188651">
            <text:p>5188651</text:p>
          </table:table-cell>
          <table:table-cell office:value-type="float" office:value="2318">
            <text:p>2318</text:p>
          </table:table-cell>
          <table:table-cell table:formula="of:=[.AS4]/[.AU4]/10^3" office:value-type="float" office:value="441.761225625539">
            <text:p>441.7612256255</text:p>
          </table:table-cell>
          <table:table-cell office:value-type="float" office:value="288">
            <text:p>288</text:p>
          </table:table-cell>
          <table:table-cell office:value-type="float" office:value="452322408039">
            <text:p>452322408039</text:p>
          </table:table-cell>
          <table:table-cell office:value-type="float" office:value="47775798450">
            <text:p>47775798450</text:p>
          </table:table-cell>
          <table:table-cell office:value-type="float" office:value="3708253758">
            <text:p>3708253758</text:p>
          </table:table-cell>
          <table:table-cell office:value-type="float" office:value="109695">
            <text:p>109695</text:p>
          </table:table-cell>
          <table:table-cell table:formula="of:=[.AY4]/[.BA4]/10^3" office:value-type="float" office:value="435.533054833858">
            <text:p>435.5330548339</text:p>
          </table:table-cell>
          <table:table-cell office:value-type="float" office:value="32">
            <text:p>32</text:p>
          </table:table-cell>
          <table:table-cell office:value-type="float" office:value="91906079878">
            <text:p>91906079878</text:p>
          </table:table-cell>
          <table:table-cell office:value-type="float" office:value="9751770716">
            <text:p>9751770716</text:p>
          </table:table-cell>
          <table:table-cell office:value-type="float" office:value="1158324336">
            <text:p>1158324336</text:p>
          </table:table-cell>
          <table:table-cell office:value-type="float" office:value="23657">
            <text:p>23657</text:p>
          </table:table-cell>
          <table:table-cell table:formula="of:=[.BE4]/[.BG4]/10^3" office:value-type="float" office:value="412.215019486833">
            <text:p>412.2150194868</text:p>
          </table:table-cell>
          <table:table-cell office:value-type="float" office:value="32">
            <text:p>32</text:p>
          </table:table-cell>
          <table:table-cell office:value-type="float" office:value="91906079878">
            <text:p>91906079878</text:p>
          </table:table-cell>
          <table:table-cell office:value-type="float" office:value="9751770227">
            <text:p>9751770227</text:p>
          </table:table-cell>
          <table:table-cell office:value-type="float" office:value="1155974472">
            <text:p>1155974472</text:p>
          </table:table-cell>
          <table:table-cell office:value-type="float" office:value="23654">
            <text:p>23654</text:p>
          </table:table-cell>
          <table:table-cell table:formula="of:=[.BK4]/[.BM4]/10^3" office:value-type="float" office:value="412.267279403061">
            <text:p>412.2672794031</text:p>
          </table:table-cell>
          <table:table-cell table:number-columns-repeated="924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5564738049">
            <text:p>65564738049</text:p>
          </table:table-cell>
          <table:table-cell office:value-type="float" office:value="2765990471">
            <text:p>2765990471</text:p>
          </table:table-cell>
          <table:table-cell office:value-type="float" office:value="529514">
            <text:p>529514</text:p>
          </table:table-cell>
          <table:table-cell office:value-type="float" office:value="14038">
            <text:p>14038</text:p>
          </table:table-cell>
          <table:table-cell table:formula="of:=[.C5]/[.E5]/10^3" office:value-type="float" office:value="197.035936102009">
            <text:p>197.035936102</text:p>
          </table:table-cell>
          <table:table-cell office:value-type="float" office:value="24">
            <text:p>24</text:p>
          </table:table-cell>
          <table:table-cell office:value-type="float" office:value="29665537380">
            <text:p>29665537380</text:p>
          </table:table-cell>
          <table:table-cell office:value-type="float" office:value="2764803066">
            <text:p>2764803066</text:p>
          </table:table-cell>
          <table:table-cell office:value-type="float" office:value="473673">
            <text:p>473673</text:p>
          </table:table-cell>
          <table:table-cell office:value-type="float" office:value="7689">
            <text:p>7689</text:p>
          </table:table-cell>
          <table:table-cell table:formula="of:=[.I5]/[.K5]/10^3" office:value-type="float" office:value="359.57901755755">
            <text:p>359.5790175576</text:p>
          </table:table-cell>
          <table:table-cell office:value-type="float" office:value="24">
            <text:p>24</text:p>
          </table:table-cell>
          <table:table-cell office:value-type="float" office:value="29147137308">
            <text:p>29147137308</text:p>
          </table:table-cell>
          <table:table-cell office:value-type="float" office:value="2764803184">
            <text:p>2764803184</text:p>
          </table:table-cell>
          <table:table-cell office:value-type="float" office:value="427908">
            <text:p>427908</text:p>
          </table:table-cell>
          <table:table-cell office:value-type="float" office:value="6964">
            <text:p>6964</text:p>
          </table:table-cell>
          <table:table-cell table:formula="of:=[.O5]/[.Q5]/10^3" office:value-type="float" office:value="397.013668006893">
            <text:p>397.0136680069</text:p>
          </table:table-cell>
          <table:table-cell office:value-type="float" office:value="24">
            <text:p>24</text:p>
          </table:table-cell>
          <table:table-cell office:value-type="float" office:value="28887937284">
            <text:p>28887937284</text:p>
          </table:table-cell>
          <table:table-cell office:value-type="float" office:value="2764803120">
            <text:p>2764803120</text:p>
          </table:table-cell>
          <table:table-cell office:value-type="float" office:value="539974">
            <text:p>539974</text:p>
          </table:table-cell>
          <table:table-cell office:value-type="float" office:value="6771">
            <text:p>6771</text:p>
          </table:table-cell>
          <table:table-cell table:formula="of:=[.U5]/[.W5]/10^3" office:value-type="float" office:value="408.330101905184">
            <text:p>408.3301019052</text:p>
          </table:table-cell>
          <table:table-cell office:value-type="float" office:value="88">
            <text:p>88</text:p>
          </table:table-cell>
          <table:table-cell office:value-type="float" office:value="13086340062">
            <text:p>13086340062</text:p>
          </table:table-cell>
          <table:table-cell office:value-type="float" office:value="1362945721">
            <text:p>1362945721</text:p>
          </table:table-cell>
          <table:table-cell office:value-type="float" office:value="12315539">
            <text:p>12315539</text:p>
          </table:table-cell>
          <table:table-cell office:value-type="float" office:value="3089">
            <text:p>3089</text:p>
          </table:table-cell>
          <table:table-cell table:formula="of:=[.AA5]/[.AC5]/10^3" office:value-type="float" office:value="441.225549044998">
            <text:p>441.225549045</text:p>
          </table:table-cell>
          <table:table-cell office:value-type="float" office:value="24">
            <text:p>24</text:p>
          </table:table-cell>
          <table:table-cell office:value-type="float" office:value="28887937287">
            <text:p>28887937287</text:p>
          </table:table-cell>
          <table:table-cell office:value-type="float" office:value="2764802903">
            <text:p>2764802903</text:p>
          </table:table-cell>
          <table:table-cell office:value-type="float" office:value="728308">
            <text:p>728308</text:p>
          </table:table-cell>
          <table:table-cell office:value-type="float" office:value="6767">
            <text:p>6767</text:p>
          </table:table-cell>
          <table:table-cell table:formula="of:=[.AG5]/[.AI5]/10^3" office:value-type="float" office:value="408.571435348012">
            <text:p>408.571435348</text:p>
          </table:table-cell>
          <table:table-cell office:value-type="float" office:value="160">
            <text:p>160</text:p>
          </table:table-cell>
          <table:table-cell office:value-type="float" office:value="1890661853">
            <text:p>1890661853</text:p>
          </table:table-cell>
          <table:table-cell office:value-type="float" office:value="81923758">
            <text:p>81923758</text:p>
          </table:table-cell>
          <table:table-cell office:value-type="float" office:value="3536338">
            <text:p>3536338</text:p>
          </table:table-cell>
          <table:table-cell office:value-type="float" office:value="412">
            <text:p>412</text:p>
          </table:table-cell>
          <table:table-cell table:formula="of:=[.AM5]/[.AO5]/10^3" office:value-type="float" office:value="198.844072815534">
            <text:p>198.8440728155</text:p>
          </table:table-cell>
          <table:table-cell office:value-type="float" office:value="160">
            <text:p>160</text:p>
          </table:table-cell>
          <table:table-cell office:value-type="float" office:value="78388080626">
            <text:p>78388080626</text:p>
          </table:table-cell>
          <table:table-cell office:value-type="float" office:value="8192037524">
            <text:p>8192037524</text:p>
          </table:table-cell>
          <table:table-cell office:value-type="float" office:value="372396260">
            <text:p>372396260</text:p>
          </table:table-cell>
          <table:table-cell office:value-type="float" office:value="18614">
            <text:p>18614</text:p>
          </table:table-cell>
          <table:table-cell table:formula="of:=[.AS5]/[.AU5]/10^3" office:value-type="float" office:value="440.10086622972">
            <text:p>440.1008662297</text:p>
          </table:table-cell>
          <table:table-cell office:value-type="float" office:value="432">
            <text:p>432</text:p>
          </table:table-cell>
          <table:table-cell office:value-type="float" office:value="169247506283">
            <text:p>169247506283</text:p>
          </table:table-cell>
          <table:table-cell office:value-type="float" office:value="17915925615">
            <text:p>17915925615</text:p>
          </table:table-cell>
          <table:table-cell office:value-type="float" office:value="815287935">
            <text:p>815287935</text:p>
          </table:table-cell>
          <table:table-cell office:value-type="float" office:value="41028">
            <text:p>41028</text:p>
          </table:table-cell>
          <table:table-cell table:formula="of:=[.AY5]/[.BA5]/10^3" office:value-type="float" office:value="436.675578019889">
            <text:p>436.6755780199</text:p>
          </table:table-cell>
          <table:table-cell office:value-type="float" office:value="48">
            <text:p>48</text:p>
          </table:table-cell>
          <table:table-cell office:value-type="float" office:value="64182495841">
            <text:p>64182495841</text:p>
          </table:table-cell>
          <table:table-cell office:value-type="float" office:value="6812476069">
            <text:p>6812476069</text:p>
          </table:table-cell>
          <table:table-cell office:value-type="float" office:value="820697775">
            <text:p>820697775</text:p>
          </table:table-cell>
          <table:table-cell office:value-type="float" office:value="16590">
            <text:p>16590</text:p>
          </table:table-cell>
          <table:table-cell table:formula="of:=[.BE5]/[.BG5]/10^3" office:value-type="float" office:value="410.637496624473">
            <text:p>410.6374966245</text:p>
          </table:table-cell>
          <table:table-cell office:value-type="float" office:value="48">
            <text:p>48</text:p>
          </table:table-cell>
          <table:table-cell office:value-type="float" office:value="64182495842">
            <text:p>64182495842</text:p>
          </table:table-cell>
          <table:table-cell office:value-type="float" office:value="6812476214">
            <text:p>6812476214</text:p>
          </table:table-cell>
          <table:table-cell office:value-type="float" office:value="819552844">
            <text:p>819552844</text:p>
          </table:table-cell>
          <table:table-cell office:value-type="float" office:value="16611">
            <text:p>16611</text:p>
          </table:table-cell>
          <table:table-cell table:formula="of:=[.BK5]/[.BM5]/10^3" office:value-type="float" office:value="410.118368189754">
            <text:p>410.1183681898</text:p>
          </table:table-cell>
          <table:table-cell table:number-columns-repeated="924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3546846729">
            <text:p>103546846729</text:p>
          </table:table-cell>
          <table:table-cell office:value-type="float" office:value="4392132276">
            <text:p>4392132276</text:p>
          </table:table-cell>
          <table:table-cell office:value-type="float" office:value="1208538">
            <text:p>1208538</text:p>
          </table:table-cell>
          <table:table-cell office:value-type="float" office:value="22110">
            <text:p>22110</text:p>
          </table:table-cell>
          <table:table-cell table:formula="of:=[.C6]/[.E6]/10^3" office:value-type="float" office:value="198.649130529172">
            <text:p>198.6491305292</text:p>
          </table:table-cell>
          <table:table-cell office:value-type="float" office:value="28">
            <text:p>28</text:p>
          </table:table-cell>
          <table:table-cell office:value-type="float" office:value="46294645674">
            <text:p>46294645674</text:p>
          </table:table-cell>
          <table:table-cell office:value-type="float" office:value="4390404396">
            <text:p>4390404396</text:p>
          </table:table-cell>
          <table:table-cell office:value-type="float" office:value="1150486">
            <text:p>1150486</text:p>
          </table:table-cell>
          <table:table-cell office:value-type="float" office:value="12017">
            <text:p>12017</text:p>
          </table:table-cell>
          <table:table-cell table:formula="of:=[.I6]/[.K6]/10^3" office:value-type="float" office:value="365.349454605975">
            <text:p>365.349454606</text:p>
          </table:table-cell>
          <table:table-cell office:value-type="float" office:value="28">
            <text:p>28</text:p>
          </table:table-cell>
          <table:table-cell office:value-type="float" office:value="45471445556">
            <text:p>45471445556</text:p>
          </table:table-cell>
          <table:table-cell office:value-type="float" office:value="4390404755">
            <text:p>4390404755</text:p>
          </table:table-cell>
          <table:table-cell office:value-type="float" office:value="1041555">
            <text:p>1041555</text:p>
          </table:table-cell>
          <table:table-cell office:value-type="float" office:value="10855">
            <text:p>10855</text:p>
          </table:table-cell>
          <table:table-cell table:formula="of:=[.O6]/[.Q6]/10^3" office:value-type="float" office:value="404.459212805159">
            <text:p>404.4592128052</text:p>
          </table:table-cell>
          <table:table-cell office:value-type="float" office:value="28">
            <text:p>28</text:p>
          </table:table-cell>
          <table:table-cell office:value-type="float" office:value="45059845518">
            <text:p>45059845518</text:p>
          </table:table-cell>
          <table:table-cell office:value-type="float" office:value="4390404555">
            <text:p>4390404555</text:p>
          </table:table-cell>
          <table:table-cell office:value-type="float" office:value="1166852">
            <text:p>1166852</text:p>
          </table:table-cell>
          <table:table-cell office:value-type="float" office:value="10550">
            <text:p>10550</text:p>
          </table:table-cell>
          <table:table-cell table:formula="of:=[.U6]/[.W6]/10^3" office:value-type="float" office:value="416.152090521327">
            <text:p>416.1520905213</text:p>
          </table:table-cell>
          <table:table-cell office:value-type="float" office:value="96">
            <text:p>96</text:p>
          </table:table-cell>
          <table:table-cell office:value-type="float" office:value="16949583218">
            <text:p>16949583218</text:p>
          </table:table-cell>
          <table:table-cell office:value-type="float" office:value="1769473942">
            <text:p>1769473942</text:p>
          </table:table-cell>
          <table:table-cell office:value-type="float" office:value="24979424">
            <text:p>24979424</text:p>
          </table:table-cell>
          <table:table-cell office:value-type="float" office:value="3993">
            <text:p>3993</text:p>
          </table:table-cell>
          <table:table-cell table:formula="of:=[.AA6]/[.AC6]/10^3" office:value-type="float" office:value="443.143987478087">
            <text:p>443.1439874781</text:p>
          </table:table-cell>
          <table:table-cell office:value-type="float" office:value="28">
            <text:p>28</text:p>
          </table:table-cell>
          <table:table-cell office:value-type="float" office:value="45059845518">
            <text:p>45059845518</text:p>
          </table:table-cell>
          <table:table-cell office:value-type="float" office:value="4390404649">
            <text:p>4390404649</text:p>
          </table:table-cell>
          <table:table-cell office:value-type="float" office:value="1450517">
            <text:p>1450517</text:p>
          </table:table-cell>
          <table:table-cell office:value-type="float" office:value="10550">
            <text:p>10550</text:p>
          </table:table-cell>
          <table:table-cell table:formula="of:=[.AG6]/[.AI6]/10^3" office:value-type="float" office:value="416.15209943128">
            <text:p>416.1520994313</text:p>
          </table:table-cell>
          <table:table-cell office:value-type="float" office:value="240">
            <text:p>240</text:p>
          </table:table-cell>
          <table:table-cell office:value-type="float" office:value="6373400188">
            <text:p>6373400188</text:p>
          </table:table-cell>
          <table:table-cell office:value-type="float" office:value="276535598">
            <text:p>276535598</text:p>
          </table:table-cell>
          <table:table-cell office:value-type="float" office:value="15065284">
            <text:p>15065284</text:p>
          </table:table-cell>
          <table:table-cell office:value-type="float" office:value="1405">
            <text:p>1405</text:p>
          </table:table-cell>
          <table:table-cell table:formula="of:=[.AM6]/[.AO6]/10^3" office:value-type="float" office:value="196.822489679715">
            <text:p>196.8224896797</text:p>
          </table:table-cell>
          <table:table-cell office:value-type="float" office:value="240">
            <text:p>240</text:p>
          </table:table-cell>
          <table:table-cell office:value-type="float" office:value="29276730555">
            <text:p>29276730555</text:p>
          </table:table-cell>
          <table:table-cell office:value-type="float" office:value="3072017138">
            <text:p>3072017138</text:p>
          </table:table-cell>
          <table:table-cell office:value-type="float" office:value="290727233">
            <text:p>290727233</text:p>
          </table:table-cell>
          <table:table-cell office:value-type="float" office:value="7056">
            <text:p>7056</text:p>
          </table:table-cell>
          <table:table-cell table:formula="of:=[.AS6]/[.AU6]/10^3" office:value-type="float" office:value="435.376578514739">
            <text:p>435.3765785147</text:p>
          </table:table-cell>
          <table:table-cell office:value-type="float" office:value="576">
            <text:p>576</text:p>
          </table:table-cell>
          <table:table-cell office:value-type="float" office:value="450604348836">
            <text:p>450604348836</text:p>
          </table:table-cell>
          <table:table-cell office:value-type="float" office:value="47775907953">
            <text:p>47775907953</text:p>
          </table:table-cell>
          <table:table-cell office:value-type="float" office:value="3781540330">
            <text:p>3781540330</text:p>
          </table:table-cell>
          <table:table-cell office:value-type="float" office:value="112207">
            <text:p>112207</text:p>
          </table:table-cell>
          <table:table-cell table:formula="of:=[.AY6]/[.BA6]/10^3" office:value-type="float" office:value="425.783667266748">
            <text:p>425.7836672667</text:p>
          </table:table-cell>
          <table:table-cell office:value-type="float" office:value="64">
            <text:p>64</text:p>
          </table:table-cell>
          <table:table-cell office:value-type="float" office:value="50367234356">
            <text:p>50367234356</text:p>
          </table:table-cell>
          <table:table-cell office:value-type="float" office:value="5347761632">
            <text:p>5347761632</text:p>
          </table:table-cell>
          <table:table-cell office:value-type="float" office:value="654360220">
            <text:p>654360220</text:p>
          </table:table-cell>
          <table:table-cell office:value-type="float" office:value="13136">
            <text:p>13136</text:p>
          </table:table-cell>
          <table:table-cell table:formula="of:=[.BE6]/[.BG6]/10^3" office:value-type="float" office:value="407.107310596833">
            <text:p>407.1073105968</text:p>
          </table:table-cell>
          <table:table-cell office:value-type="float" office:value="64">
            <text:p>64</text:p>
          </table:table-cell>
          <table:table-cell office:value-type="float" office:value="50367234355">
            <text:p>50367234355</text:p>
          </table:table-cell>
          <table:table-cell office:value-type="float" office:value="5347745076">
            <text:p>5347745076</text:p>
          </table:table-cell>
          <table:table-cell office:value-type="float" office:value="651683536">
            <text:p>651683536</text:p>
          </table:table-cell>
          <table:table-cell office:value-type="float" office:value="13133">
            <text:p>13133</text:p>
          </table:table-cell>
          <table:table-cell table:formula="of:=[.BK6]/[.BM6]/10^3" office:value-type="float" office:value="407.199046371735">
            <text:p>407.1990463717</text:p>
          </table:table-cell>
          <table:table-cell table:number-columns-repeated="924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1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3948170470">
            <text:p>153948170470</text:p>
          </table:table-cell>
          <table:table-cell office:value-type="float" office:value="6554772997">
            <text:p>6554772997</text:p>
          </table:table-cell>
          <table:table-cell office:value-type="float" office:value="3219881">
            <text:p>3219881</text:p>
          </table:table-cell>
          <table:table-cell office:value-type="float" office:value="32837">
            <text:p>32837</text:p>
          </table:table-cell>
          <table:table-cell table:formula="of:=[.C7]/[.E7]/10^3" office:value-type="float" office:value="199.615464171514">
            <text:p>199.6154641715</text:p>
          </table:table-cell>
          <table:table-cell office:value-type="float" office:value="32">
            <text:p>32</text:p>
          </table:table-cell>
          <table:table-cell office:value-type="float" office:value="68212568880">
            <text:p>68212568880</text:p>
          </table:table-cell>
          <table:table-cell office:value-type="float" office:value="6553609360">
            <text:p>6553609360</text:p>
          </table:table-cell>
          <table:table-cell office:value-type="float" office:value="2564543">
            <text:p>2564543</text:p>
          </table:table-cell>
          <table:table-cell office:value-type="float" office:value="17730">
            <text:p>17730</text:p>
          </table:table-cell>
          <table:table-cell table:formula="of:=[.I7]/[.K7]/10^3" office:value-type="float" office:value="369.633917653694">
            <text:p>369.6339176537</text:p>
          </table:table-cell>
          <table:table-cell office:value-type="float" office:value="32">
            <text:p>32</text:p>
          </table:table-cell>
          <table:table-cell office:value-type="float" office:value="66983768725">
            <text:p>66983768725</text:p>
          </table:table-cell>
          <table:table-cell office:value-type="float" office:value="6553607108">
            <text:p>6553607108</text:p>
          </table:table-cell>
          <table:table-cell office:value-type="float" office:value="2815392">
            <text:p>2815392</text:p>
          </table:table-cell>
          <table:table-cell office:value-type="float" office:value="16013">
            <text:p>16013</text:p>
          </table:table-cell>
          <table:table-cell table:formula="of:=[.O7]/[.Q7]/10^3" office:value-type="float" office:value="409.267914069818">
            <text:p>409.2679140698</text:p>
          </table:table-cell>
          <table:table-cell office:value-type="float" office:value="32">
            <text:p>32</text:p>
          </table:table-cell>
          <table:table-cell office:value-type="float" office:value="66369368663">
            <text:p>66369368663</text:p>
          </table:table-cell>
          <table:table-cell office:value-type="float" office:value="6553606569">
            <text:p>6553606569</text:p>
          </table:table-cell>
          <table:table-cell office:value-type="float" office:value="2839711">
            <text:p>2839711</text:p>
          </table:table-cell>
          <table:table-cell office:value-type="float" office:value="15545">
            <text:p>15545</text:p>
          </table:table-cell>
          <table:table-cell table:formula="of:=[.U7]/[.W7]/10^3" office:value-type="float" office:value="421.589357928594">
            <text:p>421.5893579286</text:p>
          </table:table-cell>
          <table:table-cell office:value-type="float" office:value="100">
            <text:p>100</text:p>
          </table:table-cell>
          <table:table-cell office:value-type="float" office:value="19138004910">
            <text:p>19138004910</text:p>
          </table:table-cell>
          <table:table-cell office:value-type="float" office:value="2000002315">
            <text:p>2000002315</text:p>
          </table:table-cell>
          <table:table-cell office:value-type="float" office:value="33370623">
            <text:p>33370623</text:p>
          </table:table-cell>
          <table:table-cell office:value-type="float" office:value="4515">
            <text:p>4515</text:p>
          </table:table-cell>
          <table:table-cell table:formula="of:=[.AA7]/[.AC7]/10^3" office:value-type="float" office:value="442.968397563677">
            <text:p>442.9683975637</text:p>
          </table:table-cell>
          <table:table-cell office:value-type="float" office:value="32">
            <text:p>32</text:p>
          </table:table-cell>
          <table:table-cell office:value-type="float" office:value="66369368669">
            <text:p>66369368669</text:p>
          </table:table-cell>
          <table:table-cell office:value-type="float" office:value="6553607290">
            <text:p>6553607290</text:p>
          </table:table-cell>
          <table:table-cell office:value-type="float" office:value="2707367">
            <text:p>2707367</text:p>
          </table:table-cell>
          <table:table-cell office:value-type="float" office:value="15547">
            <text:p>15547</text:p>
          </table:table-cell>
          <table:table-cell table:formula="of:=[.AG7]/[.AI7]/10^3" office:value-type="float" office:value="421.535170129285">
            <text:p>421.5351701293</text:p>
          </table:table-cell>
          <table:table-cell office:value-type="float" office:value="320">
            <text:p>320</text:p>
          </table:table-cell>
          <table:table-cell office:value-type="float" office:value="15098568186">
            <text:p>15098568186</text:p>
          </table:table-cell>
          <table:table-cell office:value-type="float" office:value="655628114">
            <text:p>655628114</text:p>
          </table:table-cell>
          <table:table-cell office:value-type="float" office:value="46295800">
            <text:p>46295800</text:p>
          </table:table-cell>
          <table:table-cell office:value-type="float" office:value="3484">
            <text:p>3484</text:p>
          </table:table-cell>
          <table:table-cell table:formula="of:=[.AM7]/[.AO7]/10^3" office:value-type="float" office:value="188.182581515499">
            <text:p>188.1825815155</text:p>
          </table:table-cell>
          <table:table-cell office:value-type="float" office:value="320">
            <text:p>320</text:p>
          </table:table-cell>
          <table:table-cell office:value-type="float" office:value="77845013296">
            <text:p>77845013296</text:p>
          </table:table-cell>
          <table:table-cell office:value-type="float" office:value="8192034771">
            <text:p>8192034771</text:p>
          </table:table-cell>
          <table:table-cell office:value-type="float" office:value="325010630">
            <text:p>325010630</text:p>
          </table:table-cell>
          <table:table-cell office:value-type="float" office:value="18724">
            <text:p>18724</text:p>
          </table:table-cell>
          <table:table-cell table:formula="of:=[.AS7]/[.AU7]/10^3" office:value-type="float" office:value="437.515208876309">
            <text:p>437.5152088763</text:p>
          </table:table-cell>
          <table:table-cell office:value-type="float" office:value="720">
            <text:p>720</text:p>
          </table:table-cell>
          <table:table-cell office:value-type="float" office:value="98450966189">
            <text:p>98450966189</text:p>
          </table:table-cell>
          <table:table-cell office:value-type="float" office:value="10450958823">
            <text:p>10450958823</text:p>
          </table:table-cell>
          <table:table-cell office:value-type="float" office:value="966437760">
            <text:p>966437760</text:p>
          </table:table-cell>
          <table:table-cell office:value-type="float" office:value="24845">
            <text:p>24845</text:p>
          </table:table-cell>
          <table:table-cell table:formula="of:=[.AY7]/[.BA7]/10^3" office:value-type="float" office:value="420.646360354196">
            <text:p>420.6463603542</text:p>
          </table:table-cell>
          <table:table-cell office:value-type="float" office:value="80">
            <text:p>80</text:p>
          </table:table-cell>
          <table:table-cell office:value-type="float" office:value="42115006288">
            <text:p>42115006288</text:p>
          </table:table-cell>
          <table:table-cell office:value-type="float" office:value="4472840290">
            <text:p>4472840290</text:p>
          </table:table-cell>
          <table:table-cell office:value-type="float" office:value="550519853">
            <text:p>550519853</text:p>
          </table:table-cell>
          <table:table-cell office:value-type="float" office:value="11062">
            <text:p>11062</text:p>
          </table:table-cell>
          <table:table-cell table:formula="of:=[.BE7]/[.BG7]/10^3" office:value-type="float" office:value="404.342821370457">
            <text:p>404.3428213705</text:p>
          </table:table-cell>
          <table:table-cell office:value-type="float" office:value="80">
            <text:p>80</text:p>
          </table:table-cell>
          <table:table-cell office:value-type="float" office:value="42115006299">
            <text:p>42115006299</text:p>
          </table:table-cell>
          <table:table-cell office:value-type="float" office:value="4472868196">
            <text:p>4472868196</text:p>
          </table:table-cell>
          <table:table-cell office:value-type="float" office:value="551012160">
            <text:p>551012160</text:p>
          </table:table-cell>
          <table:table-cell office:value-type="float" office:value="11183">
            <text:p>11183</text:p>
          </table:table-cell>
          <table:table-cell table:formula="of:=[.BK7]/[.BM7]/10^3" office:value-type="float" office:value="399.97032960744">
            <text:p>399.9703296074</text:p>
          </table:table-cell>
          <table:table-cell table:number-columns-repeated="924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2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18577109434">
            <text:p>218577109434</text:p>
          </table:table-cell>
          <table:table-cell office:value-type="float" office:value="9333101922">
            <text:p>9333101922</text:p>
          </table:table-cell>
          <table:table-cell office:value-type="float" office:value="6076703">
            <text:p>6076703</text:p>
          </table:table-cell>
          <table:table-cell office:value-type="float" office:value="46580">
            <text:p>46580</text:p>
          </table:table-cell>
          <table:table-cell table:formula="of:=[.C8]/[.E8]/10^3" office:value-type="float" office:value="200.367151610133">
            <text:p>200.3671516101</text:p>
          </table:table-cell>
          <table:table-cell office:value-type="float" office:value="36">
            <text:p>36</text:p>
          </table:table-cell>
          <table:table-cell office:value-type="float" office:value="96200507170">
            <text:p>96200507170</text:p>
          </table:table-cell>
          <table:table-cell office:value-type="float" office:value="9331209888">
            <text:p>9331209888</text:p>
          </table:table-cell>
          <table:table-cell office:value-type="float" office:value="4968247">
            <text:p>4968247</text:p>
          </table:table-cell>
          <table:table-cell office:value-type="float" office:value="25001">
            <text:p>25001</text:p>
          </table:table-cell>
          <table:table-cell table:formula="of:=[.I8]/[.K8]/10^3" office:value-type="float" office:value="373.233466181353">
            <text:p>373.2334661814</text:p>
          </table:table-cell>
          <table:table-cell office:value-type="float" office:value="36">
            <text:p>36</text:p>
          </table:table-cell>
          <table:table-cell office:value-type="float" office:value="94450906918">
            <text:p>94450906918</text:p>
          </table:table-cell>
          <table:table-cell office:value-type="float" office:value="9331210137">
            <text:p>9331210137</text:p>
          </table:table-cell>
          <table:table-cell office:value-type="float" office:value="5307505">
            <text:p>5307505</text:p>
          </table:table-cell>
          <table:table-cell office:value-type="float" office:value="22539">
            <text:p>22539</text:p>
          </table:table-cell>
          <table:table-cell table:formula="of:=[.O8]/[.Q8]/10^3" office:value-type="float" office:value="414.002845600958">
            <text:p>414.002845601</text:p>
          </table:table-cell>
          <table:table-cell office:value-type="float" office:value="36">
            <text:p>36</text:p>
          </table:table-cell>
          <table:table-cell office:value-type="float" office:value="93576106860">
            <text:p>93576106860</text:p>
          </table:table-cell>
          <table:table-cell office:value-type="float" office:value="9331209165">
            <text:p>9331209165</text:p>
          </table:table-cell>
          <table:table-cell office:value-type="float" office:value="5454224">
            <text:p>5454224</text:p>
          </table:table-cell>
          <table:table-cell office:value-type="float" office:value="21916">
            <text:p>21916</text:p>
          </table:table-cell>
          <table:table-cell table:formula="of:=[.U8]/[.W8]/10^3" office:value-type="float" office:value="425.77154430553">
            <text:p>425.7715443055</text:p>
          </table:table-cell>
          <table:table-cell office:value-type="float" office:value="104">
            <text:p>104</text:p>
          </table:table-cell>
          <table:table-cell office:value-type="float" office:value="21507194892">
            <text:p>21507194892</text:p>
          </table:table-cell>
          <table:table-cell office:value-type="float" office:value="2249730314">
            <text:p>2249730314</text:p>
          </table:table-cell>
          <table:table-cell office:value-type="float" office:value="45552903">
            <text:p>45552903</text:p>
          </table:table-cell>
          <table:table-cell office:value-type="float" office:value="5068">
            <text:p>5068</text:p>
          </table:table-cell>
          <table:table-cell table:formula="of:=[.AA8]/[.AC8]/10^3" office:value-type="float" office:value="443.908901736385">
            <text:p>443.9089017364</text:p>
          </table:table-cell>
          <table:table-cell office:value-type="float" office:value="36">
            <text:p>36</text:p>
          </table:table-cell>
          <table:table-cell office:value-type="float" office:value="93576106857">
            <text:p>93576106857</text:p>
          </table:table-cell>
          <table:table-cell office:value-type="float" office:value="9331209763">
            <text:p>9331209763</text:p>
          </table:table-cell>
          <table:table-cell office:value-type="float" office:value="5021433">
            <text:p>5021433</text:p>
          </table:table-cell>
          <table:table-cell office:value-type="float" office:value="21987">
            <text:p>21987</text:p>
          </table:table-cell>
          <table:table-cell table:formula="of:=[.AG8]/[.AI8]/10^3" office:value-type="float" office:value="424.396678173466">
            <text:p>424.3966781735</text:p>
          </table:table-cell>
          <table:table-cell office:value-type="float" office:value="400">
            <text:p>400</text:p>
          </table:table-cell>
          <table:table-cell office:value-type="float" office:value="29479291222">
            <text:p>29479291222</text:p>
          </table:table-cell>
          <table:table-cell office:value-type="float" office:value="1281141621">
            <text:p>1281141621</text:p>
          </table:table-cell>
          <table:table-cell office:value-type="float" office:value="773331633">
            <text:p>773331633</text:p>
          </table:table-cell>
          <table:table-cell office:value-type="float" office:value="7382">
            <text:p>7382</text:p>
          </table:table-cell>
          <table:table-cell table:formula="of:=[.AM8]/[.AO8]/10^3" office:value-type="float" office:value="173.549393253861">
            <text:p>173.5493932539</text:p>
          </table:table-cell>
          <table:table-cell office:value-type="float" office:value="400">
            <text:p>400</text:p>
          </table:table-cell>
          <table:table-cell office:value-type="float" office:value="169916239087">
            <text:p>169916239087</text:p>
          </table:table-cell>
          <table:table-cell office:value-type="float" office:value="17920075110">
            <text:p>17920075110</text:p>
          </table:table-cell>
          <table:table-cell office:value-type="float" office:value="512135613">
            <text:p>512135613</text:p>
          </table:table-cell>
          <table:table-cell office:value-type="float" office:value="40519">
            <text:p>40519</text:p>
          </table:table-cell>
          <table:table-cell table:formula="of:=[.AS8]/[.AU8]/10^3" office:value-type="float" office:value="442.263508724302">
            <text:p>442.2635087243</text:p>
          </table:table-cell>
          <table:table-cell office:value-type="float" office:value="864">
            <text:p>864</text:p>
          </table:table-cell>
          <table:table-cell office:value-type="float" office:value="188849022131">
            <text:p>188849022131</text:p>
          </table:table-cell>
          <table:table-cell office:value-type="float" office:value="20065840957">
            <text:p>20065840957</text:p>
          </table:table-cell>
          <table:table-cell office:value-type="float" office:value="2356920736">
            <text:p>2356920736</text:p>
          </table:table-cell>
          <table:table-cell office:value-type="float" office:value="49412">
            <text:p>49412</text:p>
          </table:table-cell>
          <table:table-cell table:formula="of:=[.AY8]/[.BA8]/10^3" office:value-type="float" office:value="406.092466546588">
            <text:p>406.0924665466</text:p>
          </table:table-cell>
          <table:table-cell office:value-type="float" office:value="96">
            <text:p>96</text:p>
          </table:table-cell>
          <table:table-cell office:value-type="float" office:value="36644215418">
            <text:p>36644215418</text:p>
          </table:table-cell>
          <table:table-cell office:value-type="float" office:value="3892844361">
            <text:p>3892844361</text:p>
          </table:table-cell>
          <table:table-cell office:value-type="float" office:value="485223905">
            <text:p>485223905</text:p>
          </table:table-cell>
          <table:table-cell office:value-type="float" office:value="9690">
            <text:p>9690</text:p>
          </table:table-cell>
          <table:table-cell table:formula="of:=[.BE8]/[.BG8]/10^3" office:value-type="float" office:value="401.738324148607">
            <text:p>401.7383241486</text:p>
          </table:table-cell>
          <table:table-cell office:value-type="float" office:value="96">
            <text:p>96</text:p>
          </table:table-cell>
          <table:table-cell office:value-type="float" office:value="36644215417">
            <text:p>36644215417</text:p>
          </table:table-cell>
          <table:table-cell office:value-type="float" office:value="3892846541">
            <text:p>3892846541</text:p>
          </table:table-cell>
          <table:table-cell office:value-type="float" office:value="484399986">
            <text:p>484399986</text:p>
          </table:table-cell>
          <table:table-cell office:value-type="float" office:value="9686">
            <text:p>9686</text:p>
          </table:table-cell>
          <table:table-cell table:formula="of:=[.BK8]/[.BM8]/10^3" office:value-type="float" office:value="401.904453954161">
            <text:p>401.9044539542</text:p>
          </table:table-cell>
          <table:table-cell table:number-columns-repeated="924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2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9180463656">
            <text:p>299180463656</text:p>
          </table:table-cell>
          <table:table-cell office:value-type="float" office:value="12802256848">
            <text:p>12802256848</text:p>
          </table:table-cell>
          <table:table-cell office:value-type="float" office:value="13261100">
            <text:p>13261100</text:p>
          </table:table-cell>
          <table:table-cell office:value-type="float" office:value="63724">
            <text:p>63724</text:p>
          </table:table-cell>
          <table:table-cell table:formula="of:=[.C9]/[.E9]/10^3" office:value-type="float" office:value="200.901651622623">
            <text:p>200.9016516226</text:p>
          </table:table-cell>
          <table:table-cell office:value-type="float" office:value="40">
            <text:p>40</text:p>
          </table:table-cell>
          <table:table-cell office:value-type="float" office:value="130978060541">
            <text:p>130978060541</text:p>
          </table:table-cell>
          <table:table-cell office:value-type="float" office:value="12800015888">
            <text:p>12800015888</text:p>
          </table:table-cell>
          <table:table-cell office:value-type="float" office:value="12487337">
            <text:p>12487337</text:p>
          </table:table-cell>
          <table:table-cell office:value-type="float" office:value="34031">
            <text:p>34031</text:p>
          </table:table-cell>
          <table:table-cell table:formula="of:=[.I9]/[.K9]/10^3" office:value-type="float" office:value="376.128115189092">
            <text:p>376.1281151891</text:p>
          </table:table-cell>
          <table:table-cell office:value-type="float" office:value="40">
            <text:p>40</text:p>
          </table:table-cell>
          <table:table-cell office:value-type="float" office:value="128578060242">
            <text:p>128578060242</text:p>
          </table:table-cell>
          <table:table-cell office:value-type="float" office:value="12800015082">
            <text:p>12800015082</text:p>
          </table:table-cell>
          <table:table-cell office:value-type="float" office:value="12755062">
            <text:p>12755062</text:p>
          </table:table-cell>
          <table:table-cell office:value-type="float" office:value="31030">
            <text:p>31030</text:p>
          </table:table-cell>
          <table:table-cell table:formula="of:=[.O9]/[.Q9]/10^3" office:value-type="float" office:value="412.504514405414">
            <text:p>412.5045144054</text:p>
          </table:table-cell>
          <table:table-cell office:value-type="float" office:value="40">
            <text:p>40</text:p>
          </table:table-cell>
          <table:table-cell office:value-type="float" office:value="127378060112">
            <text:p>127378060112</text:p>
          </table:table-cell>
          <table:table-cell office:value-type="float" office:value="12800013728">
            <text:p>12800013728</text:p>
          </table:table-cell>
          <table:table-cell office:value-type="float" office:value="12739489">
            <text:p>12739489</text:p>
          </table:table-cell>
          <table:table-cell office:value-type="float" office:value="29826">
            <text:p>29826</text:p>
          </table:table-cell>
          <table:table-cell table:formula="of:=[.U9]/[.W9]/10^3" office:value-type="float" office:value="429.156230403004">
            <text:p>429.156230403</text:p>
          </table:table-cell>
          <table:table-cell office:value-type="float" office:value="108">
            <text:p>108</text:p>
          </table:table-cell>
          <table:table-cell office:value-type="float" office:value="24064329037">
            <text:p>24064329037</text:p>
          </table:table-cell>
          <table:table-cell office:value-type="float" office:value="2519426500">
            <text:p>2519426500</text:p>
          </table:table-cell>
          <table:table-cell office:value-type="float" office:value="41430155">
            <text:p>41430155</text:p>
          </table:table-cell>
          <table:table-cell office:value-type="float" office:value="5666">
            <text:p>5666</text:p>
          </table:table-cell>
          <table:table-cell table:formula="of:=[.AA9]/[.AC9]/10^3" office:value-type="float" office:value="444.656989057536">
            <text:p>444.6569890575</text:p>
          </table:table-cell>
          <table:table-cell office:value-type="float" office:value="40">
            <text:p>40</text:p>
          </table:table-cell>
          <table:table-cell office:value-type="float" office:value="127378060111">
            <text:p>127378060111</text:p>
          </table:table-cell>
          <table:table-cell office:value-type="float" office:value="12800013547">
            <text:p>12800013547</text:p>
          </table:table-cell>
          <table:table-cell office:value-type="float" office:value="12830781">
            <text:p>12830781</text:p>
          </table:table-cell>
          <table:table-cell office:value-type="float" office:value="29825">
            <text:p>29825</text:p>
          </table:table-cell>
          <table:table-cell table:formula="of:=[.AG9]/[.AI9]/10^3" office:value-type="float" office:value="429.170613478625">
            <text:p>429.1706134786</text:p>
          </table:table-cell>
          <table:table-cell office:value-type="float" office:value="480">
            <text:p>480</text:p>
          </table:table-cell>
          <table:table-cell office:value-type="float" office:value="5092868965">
            <text:p>5092868965</text:p>
          </table:table-cell>
          <table:table-cell office:value-type="float" office:value="221315839">
            <text:p>221315839</text:p>
          </table:table-cell>
          <table:table-cell office:value-type="float" office:value="161314786">
            <text:p>161314786</text:p>
          </table:table-cell>
          <table:table-cell office:value-type="float" office:value="1299">
            <text:p>1299</text:p>
          </table:table-cell>
          <table:table-cell table:formula="of:=[.AM9]/[.AO9]/10^3" office:value-type="float" office:value="170.374010007698">
            <text:p>170.3740100077</text:p>
          </table:table-cell>
          <table:table-cell office:value-type="float" office:value="480">
            <text:p>480</text:p>
          </table:table-cell>
          <table:table-cell office:value-type="float" office:value="325690114316">
            <text:p>325690114316</text:p>
          </table:table-cell>
          <table:table-cell office:value-type="float" office:value="34406649455">
            <text:p>34406649455</text:p>
          </table:table-cell>
          <table:table-cell office:value-type="float" office:value="1408937001">
            <text:p>1408937001</text:p>
          </table:table-cell>
          <table:table-cell office:value-type="float" office:value="78443">
            <text:p>78443</text:p>
          </table:table-cell>
          <table:table-cell table:formula="of:=[.AS9]/[.AU9]/10^3" office:value-type="float" office:value="438.619755172546">
            <text:p>438.6197551725</text:p>
          </table:table-cell>
          <table:table-cell office:value-type="float" office:value="1008">
            <text:p>1008</text:p>
          </table:table-cell>
          <table:table-cell office:value-type="float" office:value="330239401666">
            <text:p>330239401666</text:p>
          </table:table-cell>
          <table:table-cell office:value-type="float" office:value="35115273490">
            <text:p>35115273490</text:p>
          </table:table-cell>
          <table:table-cell office:value-type="float" office:value="4479333325">
            <text:p>4479333325</text:p>
          </table:table-cell>
          <table:table-cell office:value-type="float" office:value="89567">
            <text:p>89567</text:p>
          </table:table-cell>
          <table:table-cell table:formula="of:=[.AY9]/[.BA9]/10^3" office:value-type="float" office:value="392.055930085858">
            <text:p>392.0559300859</text:p>
          </table:table-cell>
          <table:table-cell office:value-type="float" office:value="120">
            <text:p>120</text:p>
          </table:table-cell>
          <table:table-cell office:value-type="float" office:value="31219411753">
            <text:p>31219411753</text:p>
          </table:table-cell>
          <table:table-cell office:value-type="float" office:value="3317764902">
            <text:p>3317764902</text:p>
          </table:table-cell>
          <table:table-cell office:value-type="float" office:value="419372665">
            <text:p>419372665</text:p>
          </table:table-cell>
          <table:table-cell office:value-type="float" office:value="8318">
            <text:p>8318</text:p>
          </table:table-cell>
          <table:table-cell table:formula="of:=[.BE9]/[.BG9]/10^3" office:value-type="float" office:value="398.865701130079">
            <text:p>398.8657011301</text:p>
          </table:table-cell>
          <table:table-cell office:value-type="float" office:value="120">
            <text:p>120</text:p>
          </table:table-cell>
          <table:table-cell office:value-type="float" office:value="31219411753">
            <text:p>31219411753</text:p>
          </table:table-cell>
          <table:table-cell office:value-type="float" office:value="3317765128">
            <text:p>3317765128</text:p>
          </table:table-cell>
          <table:table-cell office:value-type="float" office:value="420634301">
            <text:p>420634301</text:p>
          </table:table-cell>
          <table:table-cell office:value-type="float" office:value="8318">
            <text:p>8318</text:p>
          </table:table-cell>
          <table:table-cell table:formula="of:=[.BK9]/[.BM9]/10^3" office:value-type="float" office:value="398.865728300072">
            <text:p>398.8657283001</text:p>
          </table:table-cell>
          <table:table-cell table:number-columns-repeated="924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2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7524633071">
            <text:p>397524633071</text:p>
          </table:table-cell>
          <table:table-cell office:value-type="float" office:value="17040426399">
            <text:p>17040426399</text:p>
          </table:table-cell>
          <table:table-cell office:value-type="float" office:value="21706872">
            <text:p>21706872</text:p>
          </table:table-cell>
          <table:table-cell office:value-type="float" office:value="84742">
            <text:p>84742</text:p>
          </table:table-cell>
          <table:table-cell table:formula="of:=[.C10]/[.E10]/10^3" office:value-type="float" office:value="201.085959724812">
            <text:p>201.0859597248</text:p>
          </table:table-cell>
          <table:table-cell office:value-type="float" office:value="44">
            <text:p>44</text:p>
          </table:table-cell>
          <table:table-cell office:value-type="float" office:value="173284428911">
            <text:p>173284428911</text:p>
          </table:table-cell>
          <table:table-cell office:value-type="float" office:value="17036821205">
            <text:p>17036821205</text:p>
          </table:table-cell>
          <table:table-cell office:value-type="float" office:value="20696856">
            <text:p>20696856</text:p>
          </table:table-cell>
          <table:table-cell office:value-type="float" office:value="45056">
            <text:p>45056</text:p>
          </table:table-cell>
          <table:table-cell table:formula="of:=[.I10]/[.K10]/10^3" office:value-type="float" office:value="378.125470636541">
            <text:p>378.1254706365</text:p>
          </table:table-cell>
          <table:table-cell office:value-type="float" office:value="44">
            <text:p>44</text:p>
          </table:table-cell>
          <table:table-cell office:value-type="float" office:value="170090028471">
            <text:p>170090028471</text:p>
          </table:table-cell>
          <table:table-cell office:value-type="float" office:value="17036818178">
            <text:p>17036818178</text:p>
          </table:table-cell>
          <table:table-cell office:value-type="float" office:value="20078688">
            <text:p>20078688</text:p>
          </table:table-cell>
          <table:table-cell office:value-type="float" office:value="40763">
            <text:p>40763</text:p>
          </table:table-cell>
          <table:table-cell table:formula="of:=[.O10]/[.Q10]/10^3" office:value-type="float" office:value="417.948094546525">
            <text:p>417.9480945465</text:p>
          </table:table-cell>
          <table:table-cell office:value-type="float" office:value="44">
            <text:p>44</text:p>
          </table:table-cell>
          <table:table-cell office:value-type="float" office:value="168492828347">
            <text:p>168492828347</text:p>
          </table:table-cell>
          <table:table-cell office:value-type="float" office:value="17036818003">
            <text:p>17036818003</text:p>
          </table:table-cell>
          <table:table-cell office:value-type="float" office:value="21159399">
            <text:p>21159399</text:p>
          </table:table-cell>
          <table:table-cell office:value-type="float" office:value="39531">
            <text:p>39531</text:p>
          </table:table-cell>
          <table:table-cell table:formula="of:=[.U10]/[.W10]/10^3" office:value-type="float" office:value="430.973615719309">
            <text:p>430.9736157193</text:p>
          </table:table-cell>
          <table:table-cell office:value-type="float" office:value="112">
            <text:p>112</text:p>
          </table:table-cell>
          <table:table-cell office:value-type="float" office:value="26816583329">
            <text:p>26816583329</text:p>
          </table:table-cell>
          <table:table-cell office:value-type="float" office:value="2809860517">
            <text:p>2809860517</text:p>
          </table:table-cell>
          <table:table-cell office:value-type="float" office:value="46744829">
            <text:p>46744829</text:p>
          </table:table-cell>
          <table:table-cell office:value-type="float" office:value="6317">
            <text:p>6317</text:p>
          </table:table-cell>
          <table:table-cell table:formula="of:=[.AA10]/[.AC10]/10^3" office:value-type="float" office:value="444.809326737375">
            <text:p>444.8093267374</text:p>
          </table:table-cell>
          <table:table-cell office:value-type="float" office:value="44">
            <text:p>44</text:p>
          </table:table-cell>
          <table:table-cell office:value-type="float" office:value="168492828330">
            <text:p>168492828330</text:p>
          </table:table-cell>
          <table:table-cell office:value-type="float" office:value="17036819038">
            <text:p>17036819038</text:p>
          </table:table-cell>
          <table:table-cell office:value-type="float" office:value="20850182">
            <text:p>20850182</text:p>
          </table:table-cell>
          <table:table-cell office:value-type="float" office:value="39450">
            <text:p>39450</text:p>
          </table:table-cell>
          <table:table-cell table:formula="of:=[.AG10]/[.AI10]/10^3" office:value-type="float" office:value="431.858530747782">
            <text:p>431.8585307478</text:p>
          </table:table-cell>
          <table:table-cell office:value-type="float" office:value="560">
            <text:p>560</text:p>
          </table:table-cell>
          <table:table-cell office:value-type="float" office:value="8085987772">
            <text:p>8085987772</text:p>
          </table:table-cell>
          <table:table-cell office:value-type="float" office:value="351475702">
            <text:p>351475702</text:p>
          </table:table-cell>
          <table:table-cell office:value-type="float" office:value="241033363">
            <text:p>241033363</text:p>
          </table:table-cell>
          <table:table-cell office:value-type="float" office:value="2071">
            <text:p>2071</text:p>
          </table:table-cell>
          <table:table-cell table:formula="of:=[.AM10]/[.AO10]/10^3" office:value-type="float" office:value="169.713038145823">
            <text:p>169.7130381458</text:p>
          </table:table-cell>
          <table:table-cell office:value-type="float" office:value="560">
            <text:p>560</text:p>
          </table:table-cell>
          <table:table-cell office:value-type="float" office:value="5691935886">
            <text:p>5691935886</text:p>
          </table:table-cell>
          <table:table-cell office:value-type="float" office:value="602113141">
            <text:p>602113141</text:p>
          </table:table-cell>
          <table:table-cell office:value-type="float" office:value="34013650">
            <text:p>34013650</text:p>
          </table:table-cell>
          <table:table-cell office:value-type="float" office:value="1387">
            <text:p>1387</text:p>
          </table:table-cell>
          <table:table-cell table:formula="of:=[.AS10]/[.AU10]/10^3" office:value-type="float" office:value="434.111853640952">
            <text:p>434.111853641</text:p>
          </table:table-cell>
          <table:table-cell office:value-type="float" office:value="1152">
            <text:p>1152</text:p>
          </table:table-cell>
          <table:table-cell office:value-type="float" office:value="538838834171">
            <text:p>538838834171</text:p>
          </table:table-cell>
          <table:table-cell office:value-type="float" office:value="57330987899">
            <text:p>57330987899</text:p>
          </table:table-cell>
          <table:table-cell office:value-type="float" office:value="7981899848">
            <text:p>7981899848</text:p>
          </table:table-cell>
          <table:table-cell office:value-type="float" office:value="147603">
            <text:p>147603</text:p>
          </table:table-cell>
          <table:table-cell table:formula="of:=[.AY10]/[.BA10]/10^3" office:value-type="float" office:value="388.413432647033">
            <text:p>388.413432647</text:p>
          </table:table-cell>
          <table:table-cell office:value-type="float" office:value="160">
            <text:p>160</text:p>
          </table:table-cell>
          <table:table-cell office:value-type="float" office:value="25886521063">
            <text:p>25886521063</text:p>
          </table:table-cell>
          <table:table-cell office:value-type="float" office:value="2752516484">
            <text:p>2752516484</text:p>
          </table:table-cell>
          <table:table-cell office:value-type="float" office:value="357338399">
            <text:p>357338399</text:p>
          </table:table-cell>
          <table:table-cell office:value-type="float" office:value="6975">
            <text:p>6975</text:p>
          </table:table-cell>
          <table:table-cell table:formula="of:=[.BE10]/[.BG10]/10^3" office:value-type="float" office:value="394.626019211469">
            <text:p>394.6260192115</text:p>
          </table:table-cell>
          <table:table-cell office:value-type="float" office:value="160">
            <text:p>160</text:p>
          </table:table-cell>
          <table:table-cell office:value-type="float" office:value="25886521064">
            <text:p>25886521064</text:p>
          </table:table-cell>
          <table:table-cell office:value-type="float" office:value="2752525663">
            <text:p>2752525663</text:p>
          </table:table-cell>
          <table:table-cell office:value-type="float" office:value="356911629">
            <text:p>356911629</text:p>
          </table:table-cell>
          <table:table-cell office:value-type="float" office:value="6985">
            <text:p>6985</text:p>
          </table:table-cell>
          <table:table-cell table:formula="of:=[.BK10]/[.BM10]/10^3" office:value-type="float" office:value="394.062371224051">
            <text:p>394.0623712241</text:p>
          </table:table-cell>
          <table:table-cell table:number-columns-repeated="924"/>
          <table:table-cell/>
          <table:table-cell/>
          <table:table-cell/>
          <table:table-cell table:number-columns-repeated="3"/>
          <table:table-cell/>
          <table:table-cell/>
          <table:table-cell/>
          <table:table-cell table:number-columns-repeated="2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15376017792">
            <text:p>515376017792</text:p>
          </table:table-cell>
          <table:table-cell office:value-type="float" office:value="22124547656">
            <text:p>22124547656</text:p>
          </table:table-cell>
          <table:table-cell office:value-type="float" office:value="30672393">
            <text:p>30672393</text:p>
          </table:table-cell>
          <table:table-cell office:value-type="float" office:value="109667">
            <text:p>109667</text:p>
          </table:table-cell>
          <table:table-cell table:formula="of:=[.C11]/[.E11]/10^3" office:value-type="float" office:value="201.742982446862">
            <text:p>201.7429824469</text:p>
          </table:table-cell>
          <table:table-cell office:value-type="float" office:value="48">
            <text:p>48</text:p>
          </table:table-cell>
          <table:table-cell office:value-type="float" office:value="223858812386">
            <text:p>223858812386</text:p>
          </table:table-cell>
          <table:table-cell office:value-type="float" office:value="22118424497">
            <text:p>22118424497</text:p>
          </table:table-cell>
          <table:table-cell office:value-type="float" office:value="30256649">
            <text:p>30256649</text:p>
          </table:table-cell>
          <table:table-cell office:value-type="float" office:value="58217">
            <text:p>58217</text:p>
          </table:table-cell>
          <table:table-cell table:formula="of:=[.I11]/[.K11]/10^3" office:value-type="float" office:value="379.930681708092">
            <text:p>379.9306817081</text:p>
          </table:table-cell>
          <table:table-cell office:value-type="float" office:value="48">
            <text:p>48</text:p>
          </table:table-cell>
          <table:table-cell office:value-type="float" office:value="219711611831">
            <text:p>219711611831</text:p>
          </table:table-cell>
          <table:table-cell office:value-type="float" office:value="22118423869">
            <text:p>22118423869</text:p>
          </table:table-cell>
          <table:table-cell office:value-type="float" office:value="30875871">
            <text:p>30875871</text:p>
          </table:table-cell>
          <table:table-cell office:value-type="float" office:value="52597">
            <text:p>52597</text:p>
          </table:table-cell>
          <table:table-cell table:formula="of:=[.O11]/[.Q11]/10^3" office:value-type="float" office:value="420.526339315931">
            <text:p>420.5263393159</text:p>
          </table:table-cell>
          <table:table-cell office:value-type="float" office:value="48">
            <text:p>48</text:p>
          </table:table-cell>
          <table:table-cell office:value-type="float" office:value="217638011641">
            <text:p>217638011641</text:p>
          </table:table-cell>
          <table:table-cell office:value-type="float" office:value="22118424323">
            <text:p>22118424323</text:p>
          </table:table-cell>
          <table:table-cell office:value-type="float" office:value="30330626">
            <text:p>30330626</text:p>
          </table:table-cell>
          <table:table-cell office:value-type="float" office:value="50929">
            <text:p>50929</text:p>
          </table:table-cell>
          <table:table-cell table:formula="of:=[.U11]/[.W11]/10^3" office:value-type="float" office:value="434.299207190402">
            <text:p>434.2992071904</text:p>
          </table:table-cell>
          <table:table-cell office:value-type="float" office:value="116">
            <text:p>116</text:p>
          </table:table-cell>
          <table:table-cell office:value-type="float" office:value="29771133784">
            <text:p>29771133784</text:p>
          </table:table-cell>
          <table:table-cell office:value-type="float" office:value="3121795345">
            <text:p>3121795345</text:p>
          </table:table-cell>
          <table:table-cell office:value-type="float" office:value="53873342">
            <text:p>53873342</text:p>
          </table:table-cell>
          <table:table-cell office:value-type="float" office:value="7014">
            <text:p>7014</text:p>
          </table:table-cell>
          <table:table-cell table:formula="of:=[.AA11]/[.AC11]/10^3" office:value-type="float" office:value="445.080602366695">
            <text:p>445.0806023667</text:p>
          </table:table-cell>
          <table:table-cell office:value-type="float" office:value="48">
            <text:p>48</text:p>
          </table:table-cell>
          <table:table-cell office:value-type="float" office:value="217638011633">
            <text:p>217638011633</text:p>
          </table:table-cell>
          <table:table-cell office:value-type="float" office:value="22118425238">
            <text:p>22118425238</text:p>
          </table:table-cell>
          <table:table-cell office:value-type="float" office:value="31296906">
            <text:p>31296906</text:p>
          </table:table-cell>
          <table:table-cell office:value-type="float" office:value="50929">
            <text:p>50929</text:p>
          </table:table-cell>
          <table:table-cell table:formula="of:=[.AG11]/[.AI11]/10^3" office:value-type="float" office:value="434.299225156591">
            <text:p>434.2992251566</text:p>
          </table:table-cell>
          <table:table-cell office:value-type="float" office:value="640">
            <text:p>640</text:p>
          </table:table-cell>
          <table:table-cell office:value-type="float" office:value="12068597949">
            <text:p>12068597949</text:p>
          </table:table-cell>
          <table:table-cell office:value-type="float" office:value="524713306">
            <text:p>524713306</text:p>
          </table:table-cell>
          <table:table-cell office:value-type="float" office:value="311084552">
            <text:p>311084552</text:p>
          </table:table-cell>
          <table:table-cell office:value-type="float" office:value="3090">
            <text:p>3090</text:p>
          </table:table-cell>
          <table:table-cell table:formula="of:=[.AM11]/[.AO11]/10^3" office:value-type="float" office:value="169.810131391586">
            <text:p>169.8101313916</text:p>
          </table:table-cell>
          <table:table-cell office:value-type="float" office:value="640">
            <text:p>640</text:p>
          </table:table-cell>
          <table:table-cell office:value-type="float" office:value="9282807481">
            <text:p>9282807481</text:p>
          </table:table-cell>
          <table:table-cell office:value-type="float" office:value="983044173">
            <text:p>983044173</text:p>
          </table:table-cell>
          <table:table-cell office:value-type="float" office:value="71626641">
            <text:p>71626641</text:p>
          </table:table-cell>
          <table:table-cell office:value-type="float" office:value="2288">
            <text:p>2288</text:p>
          </table:table-cell>
          <table:table-cell table:formula="of:=[.AS11]/[.AU11]/10^3" office:value-type="float" office:value="429.652173513986">
            <text:p>429.652173514</text:p>
          </table:table-cell>
          <table:table-cell office:value-type="float" office:value="1296">
            <text:p>1296</text:p>
          </table:table-cell>
          <table:table-cell office:value-type="float" office:value="83309610461">
            <text:p>83309610461</text:p>
          </table:table-cell>
          <table:table-cell office:value-type="float" office:value="8868386959">
            <text:p>8868386959</text:p>
          </table:table-cell>
          <table:table-cell office:value-type="float" office:value="1301949334">
            <text:p>1301949334</text:p>
          </table:table-cell>
          <table:table-cell office:value-type="float" office:value="23135">
            <text:p>23135</text:p>
          </table:table-cell>
          <table:table-cell table:formula="of:=[.AY11]/[.BA11]/10^3" office:value-type="float" office:value="383.332049232764">
            <text:p>383.3320492328</text:p>
          </table:table-cell>
          <table:table-cell office:value-type="float" office:value="192">
            <text:p>192</text:p>
          </table:table-cell>
          <table:table-cell office:value-type="float" office:value="23288987691">
            <text:p>23288987691</text:p>
          </table:table-cell>
          <table:table-cell office:value-type="float" office:value="2477273205">
            <text:p>2477273205</text:p>
          </table:table-cell>
          <table:table-cell office:value-type="float" office:value="327994834">
            <text:p>327994834</text:p>
          </table:table-cell>
          <table:table-cell office:value-type="float" office:value="6305">
            <text:p>6305</text:p>
          </table:table-cell>
          <table:table-cell table:formula="of:=[.BE11]/[.BG11]/10^3" office:value-type="float" office:value="392.906138778747">
            <text:p>392.9061387787</text:p>
          </table:table-cell>
          <table:table-cell office:value-type="float" office:value="192">
            <text:p>192</text:p>
          </table:table-cell>
          <table:table-cell office:value-type="float" office:value="23288987690">
            <text:p>23288987690</text:p>
          </table:table-cell>
          <table:table-cell office:value-type="float" office:value="2477264653">
            <text:p>2477264653</text:p>
          </table:table-cell>
          <table:table-cell office:value-type="float" office:value="327836008">
            <text:p>327836008</text:p>
          </table:table-cell>
          <table:table-cell office:value-type="float" office:value="6303">
            <text:p>6303</text:p>
          </table:table-cell>
          <table:table-cell table:formula="of:=[.BK11]/[.BM11]/10^3" office:value-type="float" office:value="393.029454704109">
            <text:p>393.0294547041</text:p>
          </table:table-cell>
          <table:table-cell table:number-columns-repeated="924"/>
          <table:table-cell/>
          <table:table-cell/>
          <table:table-cell/>
          <table:table-cell table:number-columns-repeated="3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54501017930">
            <text:p>654501017930</text:p>
          </table:table-cell>
          <table:table-cell office:value-type="float" office:value="28128827894">
            <text:p>28128827894</text:p>
          </table:table-cell>
          <table:table-cell office:value-type="float" office:value="41603932">
            <text:p>41603932</text:p>
          </table:table-cell>
          <table:table-cell office:value-type="float" office:value="139331">
            <text:p>139331</text:p>
          </table:table-cell>
          <table:table-cell table:formula="of:=[.C12]/[.E12]/10^3" office:value-type="float" office:value="201.884920757046">
            <text:p>201.884920757</text:p>
          </table:table-cell>
          <table:table-cell office:value-type="float" office:value="52">
            <text:p>52</text:p>
          </table:table-cell>
          <table:table-cell office:value-type="float" office:value="283440411035">
            <text:p>283440411035</text:p>
          </table:table-cell>
          <table:table-cell office:value-type="float" office:value="28121632518">
            <text:p>28121632518</text:p>
          </table:table-cell>
          <table:table-cell office:value-type="float" office:value="42153749">
            <text:p>42153749</text:p>
          </table:table-cell>
          <table:table-cell office:value-type="float" office:value="73700">
            <text:p>73700</text:p>
          </table:table-cell>
          <table:table-cell table:formula="of:=[.I12]/[.K12]/10^3" office:value-type="float" office:value="381.568962252374">
            <text:p>381.5689622524</text:p>
          </table:table-cell>
          <table:table-cell office:value-type="float" office:value="52">
            <text:p>52</text:p>
          </table:table-cell>
          <table:table-cell office:value-type="float" office:value="278167610315">
            <text:p>278167610315</text:p>
          </table:table-cell>
          <table:table-cell office:value-type="float" office:value="28121634061">
            <text:p>28121634061</text:p>
          </table:table-cell>
          <table:table-cell office:value-type="float" office:value="51638408">
            <text:p>51638408</text:p>
          </table:table-cell>
          <table:table-cell office:value-type="float" office:value="66743">
            <text:p>66743</text:p>
          </table:table-cell>
          <table:table-cell table:formula="of:=[.O12]/[.Q12]/10^3" office:value-type="float" office:value="421.342074239995">
            <text:p>421.34207424</text:p>
          </table:table-cell>
          <table:table-cell office:value-type="float" office:value="52">
            <text:p>52</text:p>
          </table:table-cell>
          <table:table-cell office:value-type="float" office:value="275531210079">
            <text:p>275531210079</text:p>
          </table:table-cell>
          <table:table-cell office:value-type="float" office:value="28121629604">
            <text:p>28121629604</text:p>
          </table:table-cell>
          <table:table-cell office:value-type="float" office:value="44120166">
            <text:p>44120166</text:p>
          </table:table-cell>
          <table:table-cell office:value-type="float" office:value="64416">
            <text:p>64416</text:p>
          </table:table-cell>
          <table:table-cell table:formula="of:=[.U12]/[.W12]/10^3" office:value-type="float" office:value="436.562804334327">
            <text:p>436.5628043343</text:p>
          </table:table-cell>
          <table:table-cell office:value-type="float" office:value="120">
            <text:p>120</text:p>
          </table:table-cell>
          <table:table-cell office:value-type="float" office:value="32934316291">
            <text:p>32934316291</text:p>
          </table:table-cell>
          <table:table-cell office:value-type="float" office:value="3456016004">
            <text:p>3456016004</text:p>
          </table:table-cell>
          <table:table-cell office:value-type="float" office:value="60030526">
            <text:p>60030526</text:p>
          </table:table-cell>
          <table:table-cell office:value-type="float" office:value="7758">
            <text:p>7758</text:p>
          </table:table-cell>
          <table:table-cell table:formula="of:=[.AA12]/[.AC12]/10^3" office:value-type="float" office:value="445.477700953854">
            <text:p>445.4777009539</text:p>
          </table:table-cell>
          <table:table-cell office:value-type="float" office:value="52">
            <text:p>52</text:p>
          </table:table-cell>
          <table:table-cell office:value-type="float" office:value="275531210084">
            <text:p>275531210084</text:p>
          </table:table-cell>
          <table:table-cell office:value-type="float" office:value="28121632266">
            <text:p>28121632266</text:p>
          </table:table-cell>
          <table:table-cell office:value-type="float" office:value="44313232">
            <text:p>44313232</text:p>
          </table:table-cell>
          <table:table-cell office:value-type="float" office:value="64417">
            <text:p>64417</text:p>
          </table:table-cell>
          <table:table-cell table:formula="of:=[.AG12]/[.AI12]/10^3" office:value-type="float" office:value="436.556068522285">
            <text:p>436.5560685223</text:p>
          </table:table-cell>
          <table:table-cell office:value-type="float" office:value="720">
            <text:p>720</text:p>
          </table:table-cell>
          <table:table-cell office:value-type="float" office:value="17182011364">
            <text:p>17182011364</text:p>
          </table:table-cell>
          <table:table-cell office:value-type="float" office:value="747099173">
            <text:p>747099173</text:p>
          </table:table-cell>
          <table:table-cell office:value-type="float" office:value="445080665">
            <text:p>445080665</text:p>
          </table:table-cell>
          <table:table-cell office:value-type="float" office:value="4415">
            <text:p>4415</text:p>
          </table:table-cell>
          <table:table-cell table:formula="of:=[.AM12]/[.AO12]/10^3" office:value-type="float" office:value="169.218385730464">
            <text:p>169.2183857305</text:p>
          </table:table-cell>
          <table:table-cell office:value-type="float" office:value="720">
            <text:p>720</text:p>
          </table:table-cell>
          <table:table-cell office:value-type="float" office:value="14346329376">
            <text:p>14346329376</text:p>
          </table:table-cell>
          <table:table-cell office:value-type="float" office:value="1520646313">
            <text:p>1520646313</text:p>
          </table:table-cell>
          <table:table-cell office:value-type="float" office:value="128865755">
            <text:p>128865755</text:p>
          </table:table-cell>
          <table:table-cell office:value-type="float" office:value="3561">
            <text:p>3561</text:p>
          </table:table-cell>
          <table:table-cell table:formula="of:=[.AS12]/[.AU12]/10^3" office:value-type="float" office:value="427.027889076102">
            <text:p>427.0278890761</text:p>
          </table:table-cell>
          <table:table-cell office:value-type="float" office:value="1440">
            <text:p>1440</text:p>
          </table:table-cell>
          <table:table-cell office:value-type="float" office:value="123369200993">
            <text:p>123369200993</text:p>
          </table:table-cell>
          <table:table-cell office:value-type="float" office:value="13138352417">
            <text:p>13138352417</text:p>
          </table:table-cell>
          <table:table-cell office:value-type="float" office:value="1990499981">
            <text:p>1990499981</text:p>
          </table:table-cell>
          <table:table-cell office:value-type="float" office:value="34538">
            <text:p>34538</text:p>
          </table:table-cell>
          <table:table-cell table:formula="of:=[.AY12]/[.BA12]/10^3" office:value-type="float" office:value="380.402814783716">
            <text:p>380.4028147837</text:p>
          </table:table-cell>
          <table:table-cell office:value-type="float" office:value="240">
            <text:p>240</text:p>
          </table:table-cell>
          <table:table-cell office:value-type="float" office:value="20783321934">
            <text:p>20783321934</text:p>
          </table:table-cell>
          <table:table-cell office:value-type="float" office:value="2211843719">
            <text:p>2211843719</text:p>
          </table:table-cell>
          <table:table-cell office:value-type="float" office:value="300361404">
            <text:p>300361404</text:p>
          </table:table-cell>
          <table:table-cell office:value-type="float" office:value="5672">
            <text:p>5672</text:p>
          </table:table-cell>
          <table:table-cell table:formula="of:=[.BE12]/[.BG12]/10^3" office:value-type="float" office:value="389.958342559944">
            <text:p>389.9583425599</text:p>
          </table:table-cell>
          <table:table-cell office:value-type="float" office:value="240">
            <text:p>240</text:p>
          </table:table-cell>
          <table:table-cell office:value-type="float" office:value="20783321934">
            <text:p>20783321934</text:p>
          </table:table-cell>
          <table:table-cell office:value-type="float" office:value="2211848433">
            <text:p>2211848433</text:p>
          </table:table-cell>
          <table:table-cell office:value-type="float" office:value="299954278">
            <text:p>299954278</text:p>
          </table:table-cell>
          <table:table-cell office:value-type="float" office:value="5678">
            <text:p>5678</text:p>
          </table:table-cell>
          <table:table-cell table:formula="of:=[.BK12]/[.BM12]/10^3" office:value-type="float" office:value="389.547099859105">
            <text:p>389.5470998591</text:p>
          </table:table-cell>
          <table:table-cell table:number-columns-repeated="924"/>
          <table:table-cell/>
          <table:table-cell/>
          <table:table-cell/>
          <table:table-cell table:number-columns-repeated="31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16666033343">
            <text:p>816666033343</text:p>
          </table:table-cell>
          <table:table-cell office:value-type="float" office:value="35133455692">
            <text:p>35133455692</text:p>
          </table:table-cell>
          <table:table-cell office:value-type="float" office:value="58874366">
            <text:p>58874366</text:p>
          </table:table-cell>
          <table:table-cell office:value-type="float" office:value="173954">
            <text:p>173954</text:p>
          </table:table-cell>
          <table:table-cell table:formula="of:=[.C13]/[.E13]/10^3" office:value-type="float" office:value="201.969806339607">
            <text:p>201.9698063396</text:p>
          </table:table-cell>
          <table:table-cell office:value-type="float" office:value="56">
            <text:p>56</text:p>
          </table:table-cell>
          <table:table-cell office:value-type="float" office:value="352768424753">
            <text:p>352768424753</text:p>
          </table:table-cell>
          <table:table-cell office:value-type="float" office:value="35123239494">
            <text:p>35123239494</text:p>
          </table:table-cell>
          <table:table-cell office:value-type="float" office:value="57918638">
            <text:p>57918638</text:p>
          </table:table-cell>
          <table:table-cell office:value-type="float" office:value="92191">
            <text:p>92191</text:p>
          </table:table-cell>
          <table:table-cell table:formula="of:=[.I13]/[.K13]/10^3" office:value-type="float" office:value="380.983387684264">
            <text:p>380.9833876843</text:p>
          </table:table-cell>
          <table:table-cell office:value-type="float" office:value="56">
            <text:p>56</text:p>
          </table:table-cell>
          <table:table-cell office:value-type="float" office:value="346182823794">
            <text:p>346182823794</text:p>
          </table:table-cell>
          <table:table-cell office:value-type="float" office:value="35123245107">
            <text:p>35123245107</text:p>
          </table:table-cell>
          <table:table-cell office:value-type="float" office:value="57563432">
            <text:p>57563432</text:p>
          </table:table-cell>
          <table:table-cell office:value-type="float" office:value="82746">
            <text:p>82746</text:p>
          </table:table-cell>
          <table:table-cell table:formula="of:=[.O13]/[.Q13]/10^3" office:value-type="float" office:value="424.470610144297">
            <text:p>424.4706101443</text:p>
          </table:table-cell>
          <table:table-cell office:value-type="float" office:value="56">
            <text:p>56</text:p>
          </table:table-cell>
          <table:table-cell office:value-type="float" office:value="342890023564">
            <text:p>342890023564</text:p>
          </table:table-cell>
          <table:table-cell office:value-type="float" office:value="35123237135">
            <text:p>35123237135</text:p>
          </table:table-cell>
          <table:table-cell office:value-type="float" office:value="58398586">
            <text:p>58398586</text:p>
          </table:table-cell>
          <table:table-cell office:value-type="float" office:value="80374">
            <text:p>80374</text:p>
          </table:table-cell>
          <table:table-cell table:formula="of:=[.U13]/[.W13]/10^3" office:value-type="float" office:value="436.997500870928">
            <text:p>436.9975008709</text:p>
          </table:table-cell>
          <table:table-cell office:value-type="float" office:value="124">
            <text:p>124</text:p>
          </table:table-cell>
          <table:table-cell office:value-type="float" office:value="36314952107">
            <text:p>36314952107</text:p>
          </table:table-cell>
          <table:table-cell office:value-type="float" office:value="3813252976">
            <text:p>3813252976</text:p>
          </table:table-cell>
          <table:table-cell office:value-type="float" office:value="495464315">
            <text:p>495464315</text:p>
          </table:table-cell>
          <table:table-cell office:value-type="float" office:value="8987">
            <text:p>8987</text:p>
          </table:table-cell>
          <table:table-cell table:formula="of:=[.AA13]/[.AC13]/10^3" office:value-type="float" office:value="424.307663959052">
            <text:p>424.3076639591</text:p>
          </table:table-cell>
          <table:table-cell office:value-type="float" office:value="56">
            <text:p>56</text:p>
          </table:table-cell>
          <table:table-cell office:value-type="float" office:value="342890023538">
            <text:p>342890023538</text:p>
          </table:table-cell>
          <table:table-cell office:value-type="float" office:value="35123239988">
            <text:p>35123239988</text:p>
          </table:table-cell>
          <table:table-cell office:value-type="float" office:value="59846543">
            <text:p>59846543</text:p>
          </table:table-cell>
          <table:table-cell office:value-type="float" office:value="80199">
            <text:p>80199</text:p>
          </table:table-cell>
          <table:table-cell table:formula="of:=[.AG13]/[.AI13]/10^3" office:value-type="float" office:value="437.951096497463">
            <text:p>437.9510964975</text:p>
          </table:table-cell>
          <table:table-cell office:value-type="float" office:value="800">
            <text:p>800</text:p>
          </table:table-cell>
          <table:table-cell office:value-type="float" office:value="23567536984">
            <text:p>23567536984</text:p>
          </table:table-cell>
          <table:table-cell office:value-type="float" office:value="1025238975">
            <text:p>1025238975</text:p>
          </table:table-cell>
          <table:table-cell office:value-type="float" office:value="656207504">
            <text:p>656207504</text:p>
          </table:table-cell>
          <table:table-cell office:value-type="float" office:value="6390">
            <text:p>6390</text:p>
          </table:table-cell>
          <table:table-cell table:formula="of:=[.AM13]/[.AO13]/10^3" office:value-type="float" office:value="160.444284037559">
            <text:p>160.4442840376</text:p>
          </table:table-cell>
          <table:table-cell office:value-type="float" office:value="800">
            <text:p>800</text:p>
          </table:table-cell>
          <table:table-cell office:value-type="float" office:value="21237583781">
            <text:p>21237583781</text:p>
          </table:table-cell>
          <table:table-cell office:value-type="float" office:value="2252809284">
            <text:p>2252809284</text:p>
          </table:table-cell>
          <table:table-cell office:value-type="float" office:value="215479714">
            <text:p>215479714</text:p>
          </table:table-cell>
          <table:table-cell office:value-type="float" office:value="5344">
            <text:p>5344</text:p>
          </table:table-cell>
          <table:table-cell table:formula="of:=[.AS13]/[.AU13]/10^3" office:value-type="float" office:value="421.558623502994">
            <text:p>421.558623503</text:p>
          </table:table-cell>
          <table:table-cell office:value-type="float" office:value="1584">
            <text:p>1584</text:p>
          </table:table-cell>
          <table:table-cell office:value-type="float" office:value="176353938523">
            <text:p>176353938523</text:p>
          </table:table-cell>
          <table:table-cell office:value-type="float" office:value="18787843243">
            <text:p>18787843243</text:p>
          </table:table-cell>
          <table:table-cell office:value-type="float" office:value="3033686382">
            <text:p>3033686382</text:p>
          </table:table-cell>
          <table:table-cell office:value-type="float" office:value="49927">
            <text:p>49927</text:p>
          </table:table-cell>
          <table:table-cell table:formula="of:=[.AY13]/[.BA13]/10^3" office:value-type="float" office:value="376.306272017145">
            <text:p>376.3062720171</text:p>
          </table:table-cell>
          <table:table-cell office:value-type="float" office:value="320">
            <text:p>320</text:p>
          </table:table-cell>
          <table:table-cell office:value-type="float" office:value="18461376509">
            <text:p>18461376509</text:p>
          </table:table-cell>
          <table:table-cell office:value-type="float" office:value="1966083264">
            <text:p>1966083264</text:p>
          </table:table-cell>
          <table:table-cell office:value-type="float" office:value="269841747">
            <text:p>269841747</text:p>
          </table:table-cell>
          <table:table-cell office:value-type="float" office:value="5106">
            <text:p>5106</text:p>
          </table:table-cell>
          <table:table-cell table:formula="of:=[.BE13]/[.BG13]/10^3" office:value-type="float" office:value="385.053518213866">
            <text:p>385.0535182139</text:p>
          </table:table-cell>
          <table:table-cell office:value-type="float" office:value="320">
            <text:p>320</text:p>
          </table:table-cell>
          <table:table-cell office:value-type="float" office:value="18461376508">
            <text:p>18461376508</text:p>
          </table:table-cell>
          <table:table-cell office:value-type="float" office:value="1966083283">
            <text:p>1966083283</text:p>
          </table:table-cell>
          <table:table-cell office:value-type="float" office:value="270371249">
            <text:p>270371249</text:p>
          </table:table-cell>
          <table:table-cell office:value-type="float" office:value="5109">
            <text:p>5109</text:p>
          </table:table-cell>
          <table:table-cell table:formula="of:=[.BK13]/[.BM13]/10^3" office:value-type="float" office:value="384.827418868663">
            <text:p>384.8274188687</text:p>
          </table:table-cell>
          <table:table-cell table:number-columns-repeated="924"/>
          <table:table-cell/>
          <table:table-cell/>
          <table:table-cell/>
          <table:table-cell table:number-columns-repeated="3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3636764190">
            <text:p>1003636764190</text:p>
          </table:table-cell>
          <table:table-cell office:value-type="float" office:value="43208502375">
            <text:p>43208502375</text:p>
          </table:table-cell>
          <table:table-cell office:value-type="float" office:value="74490417">
            <text:p>74490417</text:p>
          </table:table-cell>
          <table:table-cell office:value-type="float" office:value="213542">
            <text:p>213542</text:p>
          </table:table-cell>
          <table:table-cell table:formula="of:=[.C14]/[.E14]/10^3" office:value-type="float" office:value="202.341939173558">
            <text:p>202.3419391736</text:p>
          </table:table-cell>
          <table:table-cell office:value-type="float" office:value="60">
            <text:p>60</text:p>
          </table:table-cell>
          <table:table-cell office:value-type="float" office:value="432581353594">
            <text:p>432581353594</text:p>
          </table:table-cell>
          <table:table-cell office:value-type="float" office:value="43200047945">
            <text:p>43200047945</text:p>
          </table:table-cell>
          <table:table-cell office:value-type="float" office:value="77777531">
            <text:p>77777531</text:p>
          </table:table-cell>
          <table:table-cell office:value-type="float" office:value="112519">
            <text:p>112519</text:p>
          </table:table-cell>
          <table:table-cell table:formula="of:=[.I14]/[.K14]/10^3" office:value-type="float" office:value="383.935583723638">
            <text:p>383.9355837236</text:p>
          </table:table-cell>
          <table:table-cell office:value-type="float" office:value="60">
            <text:p>60</text:p>
          </table:table-cell>
          <table:table-cell office:value-type="float" office:value="424481352458">
            <text:p>424481352458</text:p>
          </table:table-cell>
          <table:table-cell office:value-type="float" office:value="43200045980">
            <text:p>43200045980</text:p>
          </table:table-cell>
          <table:table-cell office:value-type="float" office:value="119421092">
            <text:p>119421092</text:p>
          </table:table-cell>
          <table:table-cell office:value-type="float" office:value="101412">
            <text:p>101412</text:p>
          </table:table-cell>
          <table:table-cell table:formula="of:=[.O14]/[.Q14]/10^3" office:value-type="float" office:value="425.985543919852">
            <text:p>425.9855439199</text:p>
          </table:table-cell>
          <table:table-cell office:value-type="float" office:value="60">
            <text:p>60</text:p>
          </table:table-cell>
          <table:table-cell office:value-type="float" office:value="420431352146">
            <text:p>420431352146</text:p>
          </table:table-cell>
          <table:table-cell office:value-type="float" office:value="43200046221">
            <text:p>43200046221</text:p>
          </table:table-cell>
          <table:table-cell office:value-type="float" office:value="112503473">
            <text:p>112503473</text:p>
          </table:table-cell>
          <table:table-cell office:value-type="float" office:value="98547">
            <text:p>98547</text:p>
          </table:table-cell>
          <table:table-cell table:formula="of:=[.U14]/[.W14]/10^3" office:value-type="float" office:value="438.369977990198">
            <text:p>438.3699779902</text:p>
          </table:table-cell>
          <table:table-cell office:value-type="float" office:value="128">
            <text:p>128</text:p>
          </table:table-cell>
          <table:table-cell office:value-type="float" office:value="39919424878">
            <text:p>39919424878</text:p>
          </table:table-cell>
          <table:table-cell office:value-type="float" office:value="4194308820">
            <text:p>4194308820</text:p>
          </table:table-cell>
          <table:table-cell office:value-type="float" office:value="77711811">
            <text:p>77711811</text:p>
          </table:table-cell>
          <table:table-cell office:value-type="float" office:value="9410">
            <text:p>9410</text:p>
          </table:table-cell>
          <table:table-cell table:formula="of:=[.AA14]/[.AC14]/10^3" office:value-type="float" office:value="445.72888629118">
            <text:p>445.7288862912</text:p>
          </table:table-cell>
          <table:table-cell office:value-type="float" office:value="60">
            <text:p>60</text:p>
          </table:table-cell>
          <table:table-cell office:value-type="float" office:value="420431352153">
            <text:p>420431352153</text:p>
          </table:table-cell>
          <table:table-cell office:value-type="float" office:value="43200046453">
            <text:p>43200046453</text:p>
          </table:table-cell>
          <table:table-cell office:value-type="float" office:value="115627828">
            <text:p>115627828</text:p>
          </table:table-cell>
          <table:table-cell office:value-type="float" office:value="98546">
            <text:p>98546</text:p>
          </table:table-cell>
          <table:table-cell table:formula="of:=[.AG14]/[.AI14]/10^3" office:value-type="float" office:value="438.374428723642">
            <text:p>438.3744287236</text:p>
          </table:table-cell>
          <table:table-cell office:value-type="float" office:value="880">
            <text:p>880</text:p>
          </table:table-cell>
          <table:table-cell office:value-type="float" office:value="31366492723">
            <text:p>31366492723</text:p>
          </table:table-cell>
          <table:table-cell office:value-type="float" office:value="1364393993">
            <text:p>1364393993</text:p>
          </table:table-cell>
          <table:table-cell office:value-type="float" office:value="883320168">
            <text:p>883320168</text:p>
          </table:table-cell>
          <table:table-cell office:value-type="float" office:value="8604">
            <text:p>8604</text:p>
          </table:table-cell>
          <table:table-cell table:formula="of:=[.AM14]/[.AO14]/10^3" office:value-type="float" office:value="158.576707694096">
            <text:p>158.5767076941</text:p>
          </table:table-cell>
          <table:table-cell office:value-type="float" office:value="880">
            <text:p>880</text:p>
          </table:table-cell>
          <table:table-cell office:value-type="float" office:value="30349933950">
            <text:p>30349933950</text:p>
          </table:table-cell>
          <table:table-cell office:value-type="float" office:value="3221518302">
            <text:p>3221518302</text:p>
          </table:table-cell>
          <table:table-cell office:value-type="float" office:value="353043514">
            <text:p>353043514</text:p>
          </table:table-cell>
          <table:table-cell office:value-type="float" office:value="7808">
            <text:p>7808</text:p>
          </table:table-cell>
          <table:table-cell table:formula="of:=[.AS14]/[.AU14]/10^3" office:value-type="float" office:value="412.591995645492">
            <text:p>412.5919956455</text:p>
          </table:table-cell>
          <table:table-cell office:value-type="float" office:value="1728">
            <text:p>1728</text:p>
          </table:table-cell>
          <table:table-cell office:value-type="float" office:value="244778307952">
            <text:p>244778307952</text:p>
          </table:table-cell>
          <table:table-cell office:value-type="float" office:value="26085603986">
            <text:p>26085603986</text:p>
          </table:table-cell>
          <table:table-cell office:value-type="float" office:value="4837059185">
            <text:p>4837059185</text:p>
          </table:table-cell>
          <table:table-cell office:value-type="float" office:value="70404">
            <text:p>70404</text:p>
          </table:table-cell>
          <table:table-cell table:formula="of:=[.AY14]/[.BA14]/10^3" office:value-type="float" office:value="370.513095647975">
            <text:p>370.513095648</text:p>
          </table:table-cell>
          <table:table-cell office:value-type="float" office:value="480">
            <text:p>480</text:p>
          </table:table-cell>
          <table:table-cell office:value-type="float" office:value="16598709748">
            <text:p>16598709748</text:p>
          </table:table-cell>
          <table:table-cell office:value-type="float" office:value="1769474991">
            <text:p>1769474991</text:p>
          </table:table-cell>
          <table:table-cell office:value-type="float" office:value="280062358">
            <text:p>280062358</text:p>
          </table:table-cell>
          <table:table-cell office:value-type="float" office:value="4588">
            <text:p>4588</text:p>
          </table:table-cell>
          <table:table-cell table:formula="of:=[.BE14]/[.BG14]/10^3" office:value-type="float" office:value="385.67458391456">
            <text:p>385.6745839146</text:p>
          </table:table-cell>
          <table:table-cell office:value-type="float" office:value="480">
            <text:p>480</text:p>
          </table:table-cell>
          <table:table-cell office:value-type="float" office:value="16598709748">
            <text:p>16598709748</text:p>
          </table:table-cell>
          <table:table-cell office:value-type="float" office:value="1769474907">
            <text:p>1769474907</text:p>
          </table:table-cell>
          <table:table-cell office:value-type="float" office:value="279750561">
            <text:p>279750561</text:p>
          </table:table-cell>
          <table:table-cell office:value-type="float" office:value="4586">
            <text:p>4586</text:p>
          </table:table-cell>
          <table:table-cell table:formula="of:=[.BK14]/[.BM14]/10^3" office:value-type="float" office:value="385.84276210205">
            <text:p>385.8427621021</text:p>
          </table:table-cell>
          <table:table-cell table:number-columns-repeated="924"/>
          <table:table-cell/>
          <table:table-cell/>
          <table:table-cell/>
          <table:table-cell table:number-columns-repeated="3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17181010944">
            <text:p>1217181010944</text:p>
          </table:table-cell>
          <table:table-cell office:value-type="float" office:value="52431635959">
            <text:p>52431635959</text:p>
          </table:table-cell>
          <table:table-cell office:value-type="float" office:value="114217581">
            <text:p>114217581</text:p>
          </table:table-cell>
          <table:table-cell office:value-type="float" office:value="262751">
            <text:p>262751</text:p>
          </table:table-cell>
          <table:table-cell table:formula="of:=[.C15]/[.E15]/10^3" office:value-type="float" office:value="199.548758935266">
            <text:p>199.5487589353</text:p>
          </table:table-cell>
          <table:table-cell office:value-type="float" office:value="64">
            <text:p>64</text:p>
          </table:table-cell>
          <table:table-cell office:value-type="float" office:value="523619797773">
            <text:p>523619797773</text:p>
          </table:table-cell>
          <table:table-cell office:value-type="float" office:value="52428861229">
            <text:p>52428861229</text:p>
          </table:table-cell>
          <table:table-cell office:value-type="float" office:value="119452814">
            <text:p>119452814</text:p>
          </table:table-cell>
          <table:table-cell office:value-type="float" office:value="137179">
            <text:p>137179</text:p>
          </table:table-cell>
          <table:table-cell table:formula="of:=[.I15]/[.K15]/10^3" office:value-type="float" office:value="382.193055999825">
            <text:p>382.1930559998</text:p>
          </table:table-cell>
          <table:table-cell office:value-type="float" office:value="64">
            <text:p>64</text:p>
          </table:table-cell>
          <table:table-cell office:value-type="float" office:value="513789396332">
            <text:p>513789396332</text:p>
          </table:table-cell>
          <table:table-cell office:value-type="float" office:value="52428865582">
            <text:p>52428865582</text:p>
          </table:table-cell>
          <table:table-cell office:value-type="float" office:value="108389202">
            <text:p>108389202</text:p>
          </table:table-cell>
          <table:table-cell office:value-type="float" office:value="123061">
            <text:p>123061</text:p>
          </table:table-cell>
          <table:table-cell table:formula="of:=[.O15]/[.Q15]/10^3" office:value-type="float" office:value="426.039651733693">
            <text:p>426.0396517337</text:p>
          </table:table-cell>
          <table:table-cell office:value-type="float" office:value="64">
            <text:p>64</text:p>
          </table:table-cell>
          <table:table-cell office:value-type="float" office:value="508874195911">
            <text:p>508874195911</text:p>
          </table:table-cell>
          <table:table-cell office:value-type="float" office:value="52428856364">
            <text:p>52428856364</text:p>
          </table:table-cell>
          <table:table-cell office:value-type="float" office:value="155228819">
            <text:p>155228819</text:p>
          </table:table-cell>
          <table:table-cell office:value-type="float" office:value="119113">
            <text:p>119113</text:p>
          </table:table-cell>
          <table:table-cell table:formula="of:=[.U15]/[.W15]/10^3" office:value-type="float" office:value="440.160657224652">
            <text:p>440.1606572247</text:p>
          </table:table-cell>
          <table:table-cell office:value-type="float" office:value="132">
            <text:p>132</text:p>
          </table:table-cell>
          <table:table-cell office:value-type="float" office:value="43754891981">
            <text:p>43754891981</text:p>
          </table:table-cell>
          <table:table-cell office:value-type="float" office:value="4599942850">
            <text:p>4599942850</text:p>
          </table:table-cell>
          <table:table-cell office:value-type="float" office:value="93405218">
            <text:p>93405218</text:p>
          </table:table-cell>
          <table:table-cell office:value-type="float" office:value="10316">
            <text:p>10316</text:p>
          </table:table-cell>
          <table:table-cell table:formula="of:=[.AA15]/[.AC15]/10^3" office:value-type="float" office:value="445.903727219853">
            <text:p>445.9037272199</text:p>
          </table:table-cell>
          <table:table-cell office:value-type="float" office:value="64">
            <text:p>64</text:p>
          </table:table-cell>
          <table:table-cell office:value-type="float" office:value="508874195945">
            <text:p>508874195945</text:p>
          </table:table-cell>
          <table:table-cell office:value-type="float" office:value="52428861844">
            <text:p>52428861844</text:p>
          </table:table-cell>
          <table:table-cell office:value-type="float" office:value="133267273">
            <text:p>133267273</text:p>
          </table:table-cell>
          <table:table-cell office:value-type="float" office:value="119258">
            <text:p>119258</text:p>
          </table:table-cell>
          <table:table-cell table:formula="of:=[.AG15]/[.AI15]/10^3" office:value-type="float" office:value="439.625533247246">
            <text:p>439.6255332472</text:p>
          </table:table-cell>
          <table:table-cell office:value-type="float" office:value="960">
            <text:p>960</text:p>
          </table:table-cell>
          <table:table-cell office:value-type="float" office:value="40720187719">
            <text:p>40720187719</text:p>
          </table:table-cell>
          <table:table-cell office:value-type="float" office:value="1771163625">
            <text:p>1771163625</text:p>
          </table:table-cell>
          <table:table-cell office:value-type="float" office:value="1166670480">
            <text:p>1166670480</text:p>
          </table:table-cell>
          <table:table-cell office:value-type="float" office:value="11272">
            <text:p>11272</text:p>
          </table:table-cell>
          <table:table-cell table:formula="of:=[.AM15]/[.AO15]/10^3" office:value-type="float" office:value="157.129491217175">
            <text:p>157.1294912172</text:p>
          </table:table-cell>
          <table:table-cell office:value-type="float" office:value="960">
            <text:p>960</text:p>
          </table:table-cell>
          <table:table-cell office:value-type="float" office:value="42115006289">
            <text:p>42115006289</text:p>
          </table:table-cell>
          <table:table-cell office:value-type="float" office:value="4472852708">
            <text:p>4472852708</text:p>
          </table:table-cell>
          <table:table-cell office:value-type="float" office:value="552135542">
            <text:p>552135542</text:p>
          </table:table-cell>
          <table:table-cell office:value-type="float" office:value="11057">
            <text:p>11057</text:p>
          </table:table-cell>
          <table:table-cell table:formula="of:=[.AS15]/[.AU15]/10^3" office:value-type="float" office:value="404.526789183323">
            <text:p>404.5267891833</text:p>
          </table:table-cell>
          <table:table-cell office:value-type="float" office:value="1872">
            <text:p>1872</text:p>
          </table:table-cell>
          <table:table-cell office:value-type="float" office:value="331379996871">
            <text:p>331379996871</text:p>
          </table:table-cell>
          <table:table-cell office:value-type="float" office:value="35324256885">
            <text:p>35324256885</text:p>
          </table:table-cell>
          <table:table-cell office:value-type="float" office:value="6985138642">
            <text:p>6985138642</text:p>
          </table:table-cell>
          <table:table-cell office:value-type="float" office:value="96309">
            <text:p>96309</text:p>
          </table:table-cell>
          <table:table-cell table:formula="of:=[.AY15]/[.BA15]/10^3" office:value-type="float" office:value="366.780434694577">
            <text:p>366.7804346946</text:p>
          </table:table-cell>
          <table:table-cell office:value-type="float" office:value="960">
            <text:p>960</text:p>
          </table:table-cell>
          <table:table-cell office:value-type="float" office:value="16573113636">
            <text:p>16573113636</text:p>
          </table:table-cell>
          <table:table-cell office:value-type="float" office:value="1769481764">
            <text:p>1769481764</text:p>
          </table:table-cell>
          <table:table-cell office:value-type="float" office:value="307462145">
            <text:p>307462145</text:p>
          </table:table-cell>
          <table:table-cell office:value-type="float" office:value="4782">
            <text:p>4782</text:p>
          </table:table-cell>
          <table:table-cell table:formula="of:=[.BE15]/[.BG15]/10^3" office:value-type="float" office:value="370.029645336679">
            <text:p>370.0296453367</text:p>
          </table:table-cell>
          <table:table-cell office:value-type="float" office:value="960">
            <text:p>960</text:p>
          </table:table-cell>
          <table:table-cell office:value-type="float" office:value="16573113636">
            <text:p>16573113636</text:p>
          </table:table-cell>
          <table:table-cell office:value-type="float" office:value="1769481904">
            <text:p>1769481904</text:p>
          </table:table-cell>
          <table:table-cell office:value-type="float" office:value="307417018">
            <text:p>307417018</text:p>
          </table:table-cell>
          <table:table-cell office:value-type="float" office:value="4782">
            <text:p>4782</text:p>
          </table:table-cell>
          <table:table-cell table:formula="of:=[.BK15]/[.BM15]/10^3" office:value-type="float" office:value="370.029674613133">
            <text:p>370.0296746131</text:p>
          </table:table-cell>
          <table:table-cell table:number-columns-repeated="924"/>
          <table:table-cell/>
          <table:table-cell/>
          <table:table-cell/>
          <table:table-cell table:number-columns-repeated="31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459064472866">
            <text:p>1459064472866</text:p>
          </table:table-cell>
          <table:table-cell office:value-type="float" office:value="62889752548">
            <text:p>62889752548</text:p>
          </table:table-cell>
          <table:table-cell office:value-type="float" office:value="146423489">
            <text:p>146423489</text:p>
          </table:table-cell>
          <table:table-cell office:value-type="float" office:value="314376">
            <text:p>314376</text:p>
          </table:table-cell>
          <table:table-cell table:formula="of:=[.C16]/[.E16]/10^3" office:value-type="float" office:value="200.046290263888">
            <text:p>200.0462902639</text:p>
          </table:table-cell>
          <table:table-cell office:value-type="float" office:value="68">
            <text:p>68</text:p>
          </table:table-cell>
          <table:table-cell office:value-type="float" office:value="626622257166">
            <text:p>626622257166</text:p>
          </table:table-cell>
          <table:table-cell office:value-type="float" office:value="62886480546">
            <text:p>62886480546</text:p>
          </table:table-cell>
          <table:table-cell office:value-type="float" office:value="147280445">
            <text:p>147280445</text:p>
          </table:table-cell>
          <table:table-cell office:value-type="float" office:value="164667">
            <text:p>164667</text:p>
          </table:table-cell>
          <table:table-cell table:formula="of:=[.I16]/[.K16]/10^3" office:value-type="float" office:value="381.900930641841">
            <text:p>381.9009306418</text:p>
          </table:table-cell>
          <table:table-cell office:value-type="float" office:value="68">
            <text:p>68</text:p>
          </table:table-cell>
          <table:table-cell office:value-type="float" office:value="614831055325">
            <text:p>614831055325</text:p>
          </table:table-cell>
          <table:table-cell office:value-type="float" office:value="62886474566">
            <text:p>62886474566</text:p>
          </table:table-cell>
          <table:table-cell office:value-type="float" office:value="170012669">
            <text:p>170012669</text:p>
          </table:table-cell>
          <table:table-cell office:value-type="float" office:value="146825">
            <text:p>146825</text:p>
          </table:table-cell>
          <table:table-cell table:formula="of:=[.O16]/[.Q16]/10^3" office:value-type="float" office:value="428.309038419888">
            <text:p>428.3090384199</text:p>
          </table:table-cell>
          <table:table-cell office:value-type="float" office:value="68">
            <text:p>68</text:p>
          </table:table-cell>
          <table:table-cell office:value-type="float" office:value="608935454879">
            <text:p>608935454879</text:p>
          </table:table-cell>
          <table:table-cell office:value-type="float" office:value="62886465713">
            <text:p>62886465713</text:p>
          </table:table-cell>
          <table:table-cell office:value-type="float" office:value="187261854">
            <text:p>187261854</text:p>
          </table:table-cell>
          <table:table-cell office:value-type="float" office:value="142424">
            <text:p>142424</text:p>
          </table:table-cell>
          <table:table-cell table:formula="of:=[.U16]/[.W16]/10^3" office:value-type="float" office:value="441.544021464079">
            <text:p>441.5440214641</text:p>
          </table:table-cell>
          <table:table-cell office:value-type="float" office:value="136">
            <text:p>136</text:p>
          </table:table-cell>
          <table:table-cell office:value-type="float" office:value="47828535119">
            <text:p>47828535119</text:p>
          </table:table-cell>
          <table:table-cell office:value-type="float" office:value="5030917375">
            <text:p>5030917375</text:p>
          </table:table-cell>
          <table:table-cell office:value-type="float" office:value="102537137">
            <text:p>102537137</text:p>
          </table:table-cell>
          <table:table-cell office:value-type="float" office:value="11274">
            <text:p>11274</text:p>
          </table:table-cell>
          <table:table-cell table:formula="of:=[.AA16]/[.AC16]/10^3" office:value-type="float" office:value="446.240675447933">
            <text:p>446.2406754479</text:p>
          </table:table-cell>
          <table:table-cell office:value-type="float" office:value="68">
            <text:p>68</text:p>
          </table:table-cell>
          <table:table-cell office:value-type="float" office:value="608935454908">
            <text:p>608935454908</text:p>
          </table:table-cell>
          <table:table-cell office:value-type="float" office:value="62886469363">
            <text:p>62886469363</text:p>
          </table:table-cell>
          <table:table-cell office:value-type="float" office:value="178218930">
            <text:p>178218930</text:p>
          </table:table-cell>
          <table:table-cell office:value-type="float" office:value="142710">
            <text:p>142710</text:p>
          </table:table-cell>
          <table:table-cell table:formula="of:=[.AG16]/[.AI16]/10^3" office:value-type="float" office:value="440.659164480415">
            <text:p>440.6591644804</text:p>
          </table:table-cell>
          <table:table-cell office:value-type="float" office:value="1040">
            <text:p>1040</text:p>
          </table:table-cell>
          <table:table-cell office:value-type="float" office:value="51769934102">
            <text:p>51769934102</text:p>
          </table:table-cell>
          <table:table-cell office:value-type="float" office:value="2251513250">
            <text:p>2251513250</text:p>
          </table:table-cell>
          <table:table-cell office:value-type="float" office:value="1480270055">
            <text:p>1480270055</text:p>
          </table:table-cell>
          <table:table-cell office:value-type="float" office:value="14405">
            <text:p>14405</text:p>
          </table:table-cell>
          <table:table-cell table:formula="of:=[.AM16]/[.AO16]/10^3" office:value-type="float" office:value="156.300815688997">
            <text:p>156.300815689</text:p>
          </table:table-cell>
          <table:table-cell office:value-type="float" office:value="1040">
            <text:p>1040</text:p>
          </table:table-cell>
          <table:table-cell office:value-type="float" office:value="57002702210">
            <text:p>57002702210</text:p>
          </table:table-cell>
          <table:table-cell office:value-type="float" office:value="6056989799">
            <text:p>6056989799</text:p>
          </table:table-cell>
          <table:table-cell office:value-type="float" office:value="760864713">
            <text:p>760864713</text:p>
          </table:table-cell>
          <table:table-cell office:value-type="float" office:value="15215">
            <text:p>15215</text:p>
          </table:table-cell>
          <table:table-cell table:formula="of:=[.AS16]/[.AU16]/10^3" office:value-type="float" office:value="398.093315741045">
            <text:p>398.093315741</text:p>
          </table:table-cell>
          <table:table-cell office:value-type="float" office:value="2016">
            <text:p>2016</text:p>
          </table:table-cell>
          <table:table-cell office:value-type="float" office:value="439119894575">
            <text:p>439119894575</text:p>
          </table:table-cell>
          <table:table-cell office:value-type="float" office:value="46820324438">
            <text:p>46820324438</text:p>
          </table:table-cell>
          <table:table-cell office:value-type="float" office:value="10905268481">
            <text:p>10905268481</text:p>
          </table:table-cell>
          <table:table-cell office:value-type="float" office:value="131425">
            <text:p>131425</text:p>
          </table:table-cell>
          <table:table-cell table:formula="of:=[.AY16]/[.BA16]/10^3" office:value-type="float" office:value="356.251279726079">
            <text:p>356.2512797261</text:p>
          </table:table-cell>
          <table:table-cell table:number-columns-repeated="936"/>
          <table:table-cell/>
          <table:table-cell/>
          <table:table-cell/>
          <table:table-cell table:number-columns-repeated="31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31053550400">
            <text:p>1731053550400</text:p>
          </table:table-cell>
          <table:table-cell office:value-type="float" office:value="74653191079">
            <text:p>74653191079</text:p>
          </table:table-cell>
          <table:table-cell office:value-type="float" office:value="207027147">
            <text:p>207027147</text:p>
          </table:table-cell>
          <table:table-cell office:value-type="float" office:value="373994">
            <text:p>373994</text:p>
          </table:table-cell>
          <table:table-cell table:formula="of:=[.C17]/[.E17]/10^3" office:value-type="float" office:value="199.61066508821">
            <text:p>199.6106650882</text:p>
          </table:table-cell>
          <table:table-cell office:value-type="float" office:value="72">
            <text:p>72</text:p>
          </table:table-cell>
          <table:table-cell office:value-type="float" office:value="742327931554">
            <text:p>742327931554</text:p>
          </table:table-cell>
          <table:table-cell office:value-type="float" office:value="74649679057">
            <text:p>74649679057</text:p>
          </table:table-cell>
          <table:table-cell office:value-type="float" office:value="204116147">
            <text:p>204116147</text:p>
          </table:table-cell>
          <table:table-cell office:value-type="float" office:value="194416">
            <text:p>194416</text:p>
          </table:table-cell>
          <table:table-cell table:formula="of:=[.I17]/[.K17]/10^3" office:value-type="float" office:value="383.968804301086">
            <text:p>383.9688043011</text:p>
          </table:table-cell>
          <table:table-cell office:value-type="float" office:value="72">
            <text:p>72</text:p>
          </table:table-cell>
          <table:table-cell office:value-type="float" office:value="728331129454">
            <text:p>728331129454</text:p>
          </table:table-cell>
          <table:table-cell office:value-type="float" office:value="74649677620">
            <text:p>74649677620</text:p>
          </table:table-cell>
          <table:table-cell office:value-type="float" office:value="228872245">
            <text:p>228872245</text:p>
          </table:table-cell>
          <table:table-cell office:value-type="float" office:value="173882">
            <text:p>173882</text:p>
          </table:table-cell>
          <table:table-cell table:formula="of:=[.O17]/[.Q17]/10^3" office:value-type="float" office:value="429.312278556722">
            <text:p>429.3122785567</text:p>
          </table:table-cell>
          <table:table-cell office:value-type="float" office:value="72">
            <text:p>72</text:p>
          </table:table-cell>
          <table:table-cell office:value-type="float" office:value="721332728902">
            <text:p>721332728902</text:p>
          </table:table-cell>
          <table:table-cell office:value-type="float" office:value="74649683827">
            <text:p>74649683827</text:p>
          </table:table-cell>
          <table:table-cell office:value-type="float" office:value="224007810">
            <text:p>224007810</text:p>
          </table:table-cell>
          <table:table-cell office:value-type="float" office:value="168769">
            <text:p>168769</text:p>
          </table:table-cell>
          <table:table-cell table:formula="of:=[.U17]/[.W17]/10^3" office:value-type="float" office:value="442.318694943977">
            <text:p>442.318694944</text:p>
          </table:table-cell>
          <table:table-cell office:value-type="float" office:value="140">
            <text:p>140</text:p>
          </table:table-cell>
          <table:table-cell office:value-type="float" office:value="52147530547">
            <text:p>52147530547</text:p>
          </table:table-cell>
          <table:table-cell office:value-type="float" office:value="5488008398">
            <text:p>5488008398</text:p>
          </table:table-cell>
          <table:table-cell office:value-type="float" office:value="113218361">
            <text:p>113218361</text:p>
          </table:table-cell>
          <table:table-cell office:value-type="float" office:value="12310">
            <text:p>12310</text:p>
          </table:table-cell>
          <table:table-cell table:formula="of:=[.AA17]/[.AC17]/10^3" office:value-type="float" office:value="445.817091632819">
            <text:p>445.8170916328</text:p>
          </table:table-cell>
          <table:table-cell office:value-type="float" office:value="72">
            <text:p>72</text:p>
          </table:table-cell>
          <table:table-cell office:value-type="float" office:value="721332728917">
            <text:p>721332728917</text:p>
          </table:table-cell>
          <table:table-cell office:value-type="float" office:value="74649678907">
            <text:p>74649678907</text:p>
          </table:table-cell>
          <table:table-cell office:value-type="float" office:value="210825226">
            <text:p>210825226</text:p>
          </table:table-cell>
          <table:table-cell office:value-type="float" office:value="168751">
            <text:p>168751</text:p>
          </table:table-cell>
          <table:table-cell table:formula="of:=[.AG17]/[.AI17]/10^3" office:value-type="float" office:value="442.365846169801">
            <text:p>442.3658461698</text:p>
          </table:table-cell>
          <table:table-cell office:value-type="float" office:value="1120">
            <text:p>1120</text:p>
          </table:table-cell>
          <table:table-cell office:value-type="float" office:value="64657043632">
            <text:p>64657043632</text:p>
          </table:table-cell>
          <table:table-cell office:value-type="float" office:value="2812065253">
            <text:p>2812065253</text:p>
          </table:table-cell>
          <table:table-cell office:value-type="float" office:value="1863734370">
            <text:p>1863734370</text:p>
          </table:table-cell>
          <table:table-cell office:value-type="float" office:value="18066">
            <text:p>18066</text:p>
          </table:table-cell>
          <table:table-cell table:formula="of:=[.AM17]/[.AO17]/10^3" office:value-type="float" office:value="155.655111978302">
            <text:p>155.6551119783</text:p>
          </table:table-cell>
          <table:table-cell office:value-type="float" office:value="1120">
            <text:p>1120</text:p>
          </table:table-cell>
          <table:table-cell office:value-type="float" office:value="75521194758">
            <text:p>75521194758</text:p>
          </table:table-cell>
          <table:table-cell office:value-type="float" office:value="8028198894">
            <text:p>8028198894</text:p>
          </table:table-cell>
          <table:table-cell office:value-type="float" office:value="1080011173">
            <text:p>1080011173</text:p>
          </table:table-cell>
          <table:table-cell office:value-type="float" office:value="20321">
            <text:p>20321</text:p>
          </table:table-cell>
          <table:table-cell table:formula="of:=[.AS17]/[.AU17]/10^3" office:value-type="float" office:value="395.069085871758">
            <text:p>395.0690858718</text:p>
          </table:table-cell>
          <table:table-cell office:value-type="float" office:value="2160">
            <text:p>2160</text:p>
          </table:table-cell>
          <table:table-cell office:value-type="float" office:value="571182092981">
            <text:p>571182092981</text:p>
          </table:table-cell>
          <table:table-cell office:value-type="float" office:value="60914191244">
            <text:p>60914191244</text:p>
          </table:table-cell>
          <table:table-cell office:value-type="float" office:value="11809748689">
            <text:p>11809748689</text:p>
          </table:table-cell>
          <table:table-cell office:value-type="float" office:value="168431">
            <text:p>168431</text:p>
          </table:table-cell>
          <table:table-cell table:formula="of:=[.AY17]/[.BA17]/10^3" office:value-type="float" office:value="361.65665016535">
            <text:p>361.6566501654</text:p>
          </table:table-cell>
          <table:table-cell table:number-columns-repeated="936"/>
          <table:table-cell/>
          <table:table-cell/>
          <table:table-cell/>
          <table:table-cell table:number-columns-repeated="31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34914643296">
            <text:p>2034914643296</text:p>
          </table:table-cell>
          <table:table-cell office:value-type="float" office:value="87799204890">
            <text:p>87799204890</text:p>
          </table:table-cell>
          <table:table-cell office:value-type="float" office:value="415279757">
            <text:p>415279757</text:p>
          </table:table-cell>
          <table:table-cell office:value-type="float" office:value="438113">
            <text:p>438113</text:p>
          </table:table-cell>
          <table:table-cell table:formula="of:=[.C18]/[.E18]/10^3" office:value-type="float" office:value="200.40310351439">
            <text:p>200.4031035144</text:p>
          </table:table-cell>
          <table:table-cell office:value-type="float" office:value="76">
            <text:p>76</text:p>
          </table:table-cell>
          <table:table-cell office:value-type="float" office:value="871476021283">
            <text:p>871476021283</text:p>
          </table:table-cell>
          <table:table-cell office:value-type="float" office:value="87795294900">
            <text:p>87795294900</text:p>
          </table:table-cell>
          <table:table-cell office:value-type="float" office:value="346772914">
            <text:p>346772914</text:p>
          </table:table-cell>
          <table:table-cell office:value-type="float" office:value="228323">
            <text:p>228323</text:p>
          </table:table-cell>
          <table:table-cell table:formula="of:=[.I18]/[.K18]/10^3" office:value-type="float" office:value="384.522342908949">
            <text:p>384.522342909</text:p>
          </table:table-cell>
          <table:table-cell office:value-type="float" office:value="76">
            <text:p>76</text:p>
          </table:table-cell>
          <table:table-cell office:value-type="float" office:value="855014418916">
            <text:p>855014418916</text:p>
          </table:table-cell>
          <table:table-cell office:value-type="float" office:value="87795294343">
            <text:p>87795294343</text:p>
          </table:table-cell>
          <table:table-cell office:value-type="float" office:value="327397973">
            <text:p>327397973</text:p>
          </table:table-cell>
          <table:table-cell office:value-type="float" office:value="205085">
            <text:p>205085</text:p>
          </table:table-cell>
          <table:table-cell table:formula="of:=[.O18]/[.Q18]/10^3" office:value-type="float" office:value="428.092226847405">
            <text:p>428.0922268474</text:p>
          </table:table-cell>
          <table:table-cell office:value-type="float" office:value="76">
            <text:p>76</text:p>
          </table:table-cell>
          <table:table-cell office:value-type="float" office:value="846783618322">
            <text:p>846783618322</text:p>
          </table:table-cell>
          <table:table-cell office:value-type="float" office:value="87795289851">
            <text:p>87795289851</text:p>
          </table:table-cell>
          <table:table-cell office:value-type="float" office:value="355911568">
            <text:p>355911568</text:p>
          </table:table-cell>
          <table:table-cell office:value-type="float" office:value="199510">
            <text:p>199510</text:p>
          </table:table-cell>
          <table:table-cell table:formula="of:=[.U18]/[.W18]/10^3" office:value-type="float" office:value="440.054582983309">
            <text:p>440.0545829833</text:p>
          </table:table-cell>
          <table:table-cell office:value-type="float" office:value="144">
            <text:p>144</text:p>
          </table:table-cell>
          <table:table-cell office:value-type="float" office:value="56719054005">
            <text:p>56719054005</text:p>
          </table:table-cell>
          <table:table-cell office:value-type="float" office:value="5971974243">
            <text:p>5971974243</text:p>
          </table:table-cell>
          <table:table-cell office:value-type="float" office:value="118803007">
            <text:p>118803007</text:p>
          </table:table-cell>
          <table:table-cell office:value-type="float" office:value="13346">
            <text:p>13346</text:p>
          </table:table-cell>
          <table:table-cell table:formula="of:=[.AA18]/[.AC18]/10^3" office:value-type="float" office:value="447.472968904541">
            <text:p>447.4729689045</text:p>
          </table:table-cell>
          <table:table-cell office:value-type="float" office:value="76">
            <text:p>76</text:p>
          </table:table-cell>
          <table:table-cell office:value-type="float" office:value="846783618342">
            <text:p>846783618342</text:p>
          </table:table-cell>
          <table:table-cell office:value-type="float" office:value="87795291267">
            <text:p>87795291267</text:p>
          </table:table-cell>
          <table:table-cell office:value-type="float" office:value="358107718">
            <text:p>358107718</text:p>
          </table:table-cell>
          <table:table-cell office:value-type="float" office:value="199510">
            <text:p>199510</text:p>
          </table:table-cell>
          <table:table-cell table:formula="of:=[.AG18]/[.AI18]/10^3" office:value-type="float" office:value="440.054590080698">
            <text:p>440.0545900807</text:p>
          </table:table-cell>
          <table:table-cell office:value-type="float" office:value="1200">
            <text:p>1200</text:p>
          </table:table-cell>
          <table:table-cell office:value-type="float" office:value="79522828691">
            <text:p>79522828691</text:p>
          </table:table-cell>
          <table:table-cell office:value-type="float" office:value="3458968760">
            <text:p>3458968760</text:p>
          </table:table-cell>
          <table:table-cell office:value-type="float" office:value="2309106911">
            <text:p>2309106911</text:p>
          </table:table-cell>
          <table:table-cell office:value-type="float" office:value="22476">
            <text:p>22476</text:p>
          </table:table-cell>
          <table:table-cell table:formula="of:=[.AM18]/[.AO18]/10^3" office:value-type="float" office:value="153.896100729667">
            <text:p>153.8961007297</text:p>
          </table:table-cell>
          <table:table-cell office:value-type="float" office:value="1200">
            <text:p>1200</text:p>
          </table:table-cell>
          <table:table-cell office:value-type="float" office:value="98216929607">
            <text:p>98216929607</text:p>
          </table:table-cell>
          <table:table-cell office:value-type="float" office:value="10444852609">
            <text:p>10444852609</text:p>
          </table:table-cell>
          <table:table-cell office:value-type="float" office:value="1441080091">
            <text:p>1441080091</text:p>
          </table:table-cell>
          <table:table-cell office:value-type="float" office:value="26624">
            <text:p>26624</text:p>
          </table:table-cell>
          <table:table-cell table:formula="of:=[.AS18]/[.AU18]/10^3" office:value-type="float" office:value="392.309668306791">
            <text:p>392.3096683068</text:p>
          </table:table-cell>
          <table:table-cell office:value-type="float" office:value="2304">
            <text:p>2304</text:p>
          </table:table-cell>
          <table:table-cell office:value-type="float" office:value="730973887175">
            <text:p>730973887175</text:p>
          </table:table-cell>
          <table:table-cell office:value-type="float" office:value="77970170958">
            <text:p>77970170958</text:p>
          </table:table-cell>
          <table:table-cell office:value-type="float" office:value="18237828395">
            <text:p>18237828395</text:p>
          </table:table-cell>
          <table:table-cell office:value-type="float" office:value="217889">
            <text:p>217889</text:p>
          </table:table-cell>
          <table:table-cell table:formula="of:=[.AY18]/[.BA18]/10^3" office:value-type="float" office:value="357.84353940768">
            <text:p>357.8435394077</text:p>
          </table:table-cell>
          <table:table-cell table:number-columns-repeated="936"/>
          <table:table-cell/>
          <table:table-cell/>
          <table:table-cell/>
          <table:table-cell table:number-columns-repeated="31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372414151965">
            <text:p>2372414151965</text:p>
          </table:table-cell>
          <table:table-cell office:value-type="float" office:value="102409061706">
            <text:p>102409061706</text:p>
          </table:table-cell>
          <table:table-cell office:value-type="float" office:value="455881737">
            <text:p>455881737</text:p>
          </table:table-cell>
          <table:table-cell office:value-type="float" office:value="511689">
            <text:p>511689</text:p>
          </table:table-cell>
          <table:table-cell table:formula="of:=[.C19]/[.E19]/10^3" office:value-type="float" office:value="200.139267613726">
            <text:p>200.1392676137</text:p>
          </table:table-cell>
          <table:table-cell office:value-type="float" office:value="80">
            <text:p>80</text:p>
          </table:table-cell>
          <table:table-cell office:value-type="float" office:value="1014805726177">
            <text:p>1014805726177</text:p>
          </table:table-cell>
          <table:table-cell office:value-type="float" office:value="102400125127">
            <text:p>102400125127</text:p>
          </table:table-cell>
          <table:table-cell office:value-type="float" office:value="461111344">
            <text:p>461111344</text:p>
          </table:table-cell>
          <table:table-cell office:value-type="float" office:value="265877">
            <text:p>265877</text:p>
          </table:table-cell>
          <table:table-cell table:formula="of:=[.I19]/[.K19]/10^3" office:value-type="float" office:value="385.140967917496">
            <text:p>385.1409679175</text:p>
          </table:table-cell>
          <table:table-cell office:value-type="float" office:value="80">
            <text:p>80</text:p>
          </table:table-cell>
          <table:table-cell office:value-type="float" office:value="995605723269">
            <text:p>995605723269</text:p>
          </table:table-cell>
          <table:table-cell office:value-type="float" office:value="102400110707">
            <text:p>102400110707</text:p>
          </table:table-cell>
          <table:table-cell office:value-type="float" office:value="467050624">
            <text:p>467050624</text:p>
          </table:table-cell>
          <table:table-cell office:value-type="float" office:value="237604">
            <text:p>237604</text:p>
          </table:table-cell>
          <table:table-cell table:formula="of:=[.O19]/[.Q19]/10^3" office:value-type="float" office:value="430.969641533813">
            <text:p>430.9696415338</text:p>
          </table:table-cell>
          <table:table-cell office:value-type="float" office:value="80">
            <text:p>80</text:p>
          </table:table-cell>
          <table:table-cell office:value-type="float" office:value="986005722633">
            <text:p>986005722633</text:p>
          </table:table-cell>
          <table:table-cell office:value-type="float" office:value="102400138460">
            <text:p>102400138460</text:p>
          </table:table-cell>
          <table:table-cell office:value-type="float" office:value="517144329">
            <text:p>517144329</text:p>
          </table:table-cell>
          <table:table-cell office:value-type="float" office:value="231147">
            <text:p>231147</text:p>
          </table:table-cell>
          <table:table-cell table:formula="of:=[.U19]/[.W19]/10^3" office:value-type="float" office:value="443.008728038867">
            <text:p>443.0087280389</text:p>
          </table:table-cell>
          <table:table-cell office:value-type="float" office:value="148">
            <text:p>148</text:p>
          </table:table-cell>
          <table:table-cell office:value-type="float" office:value="61550281631">
            <text:p>61550281631</text:p>
          </table:table-cell>
          <table:table-cell office:value-type="float" office:value="6483592570">
            <text:p>6483592570</text:p>
          </table:table-cell>
          <table:table-cell office:value-type="float" office:value="222498348">
            <text:p>222498348</text:p>
          </table:table-cell>
          <table:table-cell office:value-type="float" office:value="14581">
            <text:p>14581</text:p>
          </table:table-cell>
          <table:table-cell table:formula="of:=[.AA19]/[.AC19]/10^3" office:value-type="float" office:value="444.660350456073">
            <text:p>444.6603504561</text:p>
          </table:table-cell>
          <table:table-cell office:value-type="float" office:value="80">
            <text:p>80</text:p>
          </table:table-cell>
          <table:table-cell office:value-type="float" office:value="986005722642">
            <text:p>986005722642</text:p>
          </table:table-cell>
          <table:table-cell office:value-type="float" office:value="102400147860">
            <text:p>102400147860</text:p>
          </table:table-cell>
          <table:table-cell office:value-type="float" office:value="534970224">
            <text:p>534970224</text:p>
          </table:table-cell>
          <table:table-cell office:value-type="float" office:value="231145">
            <text:p>231145</text:p>
          </table:table-cell>
          <table:table-cell table:formula="of:=[.AG19]/[.AI19]/10^3" office:value-type="float" office:value="443.012601873283">
            <text:p>443.0126018733</text:p>
          </table:table-cell>
          <table:table-cell office:value-type="float" office:value="1280">
            <text:p>1280</text:p>
          </table:table-cell>
          <table:table-cell office:value-type="float" office:value="96508601005">
            <text:p>96508601005</text:p>
          </table:table-cell>
          <table:table-cell office:value-type="float" office:value="4197775074">
            <text:p>4197775074</text:p>
          </table:table-cell>
          <table:table-cell office:value-type="float" office:value="2821454150">
            <text:p>2821454150</text:p>
          </table:table-cell>
          <table:table-cell office:value-type="float" office:value="27235">
            <text:p>27235</text:p>
          </table:table-cell>
          <table:table-cell table:formula="of:=[.AM19]/[.AO19]/10^3" office:value-type="float" office:value="154.131634808151">
            <text:p>154.1316348082</text:p>
          </table:table-cell>
          <table:table-cell office:value-type="float" office:value="1280">
            <text:p>1280</text:p>
          </table:table-cell>
          <table:table-cell office:value-type="float" office:value="125674623793">
            <text:p>125674623793</text:p>
          </table:table-cell>
          <table:table-cell office:value-type="float" office:value="13369413128">
            <text:p>13369413128</text:p>
          </table:table-cell>
          <table:table-cell office:value-type="float" office:value="1912591176">
            <text:p>1912591176</text:p>
          </table:table-cell>
          <table:table-cell office:value-type="float" office:value="34236">
            <text:p>34236</text:p>
          </table:table-cell>
          <table:table-cell table:formula="of:=[.AS19]/[.AU19]/10^3" office:value-type="float" office:value="390.50745203879">
            <text:p>390.5074520388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52">
            <text:p>152</text:p>
          </table:table-cell>
          <table:table-cell office:value-type="float" office:value="66648389420">
            <text:p>66648389420</text:p>
          </table:table-cell>
          <table:table-cell office:value-type="float" office:value="7023623408">
            <text:p>7023623408</text:p>
          </table:table-cell>
          <table:table-cell office:value-type="float" office:value="218682650">
            <text:p>218682650</text:p>
          </table:table-cell>
          <table:table-cell office:value-type="float" office:value="15744">
            <text:p>15744</text:p>
          </table:table-cell>
          <table:table-cell table:formula="of:=[.AA20]/[.AC20]/10^3" office:value-type="float" office:value="446.114291666667">
            <text:p>446.1142916667</text:p>
          </table:table-cell>
          <table:table-cell table:number-columns-repeated="6"/>
          <table:table-cell office:value-type="float" office:value="1360">
            <text:p>1360</text:p>
          </table:table-cell>
          <table:table-cell office:value-type="float" office:value="115755672594">
            <text:p>115755672594</text:p>
          </table:table-cell>
          <table:table-cell office:value-type="float" office:value="5035455433">
            <text:p>5035455433</text:p>
          </table:table-cell>
          <table:table-cell office:value-type="float" office:value="3412549164">
            <text:p>3412549164</text:p>
          </table:table-cell>
          <table:table-cell office:value-type="float" office:value="32570">
            <text:p>32570</text:p>
          </table:table-cell>
          <table:table-cell table:formula="of:=[.AM20]/[.AO20]/10^3" office:value-type="float" office:value="154.604096806878">
            <text:p>154.6040968069</text:p>
          </table:table-cell>
          <table:table-cell office:value-type="float" office:value="1360">
            <text:p>1360</text:p>
          </table:table-cell>
          <table:table-cell office:value-type="float" office:value="158517266642">
            <text:p>158517266642</text:p>
          </table:table-cell>
          <table:table-cell office:value-type="float" office:value="16868441668">
            <text:p>16868441668</text:p>
          </table:table-cell>
          <table:table-cell office:value-type="float" office:value="2559784496">
            <text:p>2559784496</text:p>
          </table:table-cell>
          <table:table-cell office:value-type="float" office:value="43558">
            <text:p>43558</text:p>
          </table:table-cell>
          <table:table-cell table:formula="of:=[.AS20]/[.AU20]/10^3" office:value-type="float" office:value="387.26391634143">
            <text:p>387.2639163414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56">
            <text:p>156</text:p>
          </table:table-cell>
          <table:table-cell office:value-type="float" office:value="72020553522">
            <text:p>72020553522</text:p>
          </table:table-cell>
          <table:table-cell office:value-type="float" office:value="7592841128">
            <text:p>7592841128</text:p>
          </table:table-cell>
          <table:table-cell office:value-type="float" office:value="795948408">
            <text:p>795948408</text:p>
          </table:table-cell>
          <table:table-cell office:value-type="float" office:value="17401">
            <text:p>17401</text:p>
          </table:table-cell>
          <table:table-cell table:formula="of:=[.AA21]/[.AC21]/10^3" office:value-type="float" office:value="436.345102465376">
            <text:p>436.3451024654</text:p>
          </table:table-cell>
          <table:table-cell table:number-columns-repeated="6"/>
          <table:table-cell office:value-type="float" office:value="1440">
            <text:p>1440</text:p>
          </table:table-cell>
          <table:table-cell office:value-type="float" office:value="137405355571">
            <text:p>137405355571</text:p>
          </table:table-cell>
          <table:table-cell office:value-type="float" office:value="5977473724">
            <text:p>5977473724</text:p>
          </table:table-cell>
          <table:table-cell office:value-type="float" office:value="4076370494">
            <text:p>4076370494</text:p>
          </table:table-cell>
          <table:table-cell office:value-type="float" office:value="39586">
            <text:p>39586</text:p>
          </table:table-cell>
          <table:table-cell table:formula="of:=[.AM21]/[.AO21]/10^3" office:value-type="float" office:value="150.999689890365">
            <text:p>150.9996898904</text:p>
          </table:table-cell>
          <table:table-cell office:value-type="float" office:value="1440">
            <text:p>1440</text:p>
          </table:table-cell>
          <table:table-cell office:value-type="float" office:value="197406119408">
            <text:p>197406119408</text:p>
          </table:table-cell>
          <table:table-cell office:value-type="float" office:value="21012593410">
            <text:p>21012593410</text:p>
          </table:table-cell>
          <table:table-cell office:value-type="float" office:value="3161702140">
            <text:p>3161702140</text:p>
          </table:table-cell>
          <table:table-cell office:value-type="float" office:value="54466">
            <text:p>54466</text:p>
          </table:table-cell>
          <table:table-cell table:formula="of:=[.AS21]/[.AU21]/10^3" office:value-type="float" office:value="385.792850769287">
            <text:p>385.7928507693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60">
            <text:p>160</text:p>
          </table:table-cell>
          <table:table-cell office:value-type="float" office:value="77673949617">
            <text:p>77673949617</text:p>
          </table:table-cell>
          <table:table-cell office:value-type="float" office:value="8192017770">
            <text:p>8192017770</text:p>
          </table:table-cell>
          <table:table-cell office:value-type="float" office:value="508578794">
            <text:p>508578794</text:p>
          </table:table-cell>
          <table:table-cell office:value-type="float" office:value="18529">
            <text:p>18529</text:p>
          </table:table-cell>
          <table:table-cell table:formula="of:=[.AA22]/[.AC22]/10^3" office:value-type="float" office:value="442.118720384262">
            <text:p>442.1187203843</text:p>
          </table:table-cell>
          <table:table-cell table:number-columns-repeated="6"/>
          <table:table-cell office:value-type="float" office:value="1520">
            <text:p>1520</text:p>
          </table:table-cell>
          <table:table-cell office:value-type="float" office:value="161598962026">
            <text:p>161598962026</text:p>
          </table:table-cell>
          <table:table-cell office:value-type="float" office:value="7029996210">
            <text:p>7029996210</text:p>
          </table:table-cell>
          <table:table-cell office:value-type="float" office:value="4828908885">
            <text:p>4828908885</text:p>
          </table:table-cell>
          <table:table-cell office:value-type="float" office:value="48034">
            <text:p>48034</text:p>
          </table:table-cell>
          <table:table-cell table:formula="of:=[.AM22]/[.AO22]/10^3" office:value-type="float" office:value="146.354586542865">
            <text:p>146.3545865429</text:p>
          </table:table-cell>
          <table:table-cell office:value-type="float" office:value="1520">
            <text:p>1520</text:p>
          </table:table-cell>
          <table:table-cell office:value-type="float" office:value="243040715621">
            <text:p>243040715621</text:p>
          </table:table-cell>
          <table:table-cell office:value-type="float" office:value="25876622989">
            <text:p>25876622989</text:p>
          </table:table-cell>
          <table:table-cell office:value-type="float" office:value="4102594788">
            <text:p>4102594788</text:p>
          </table:table-cell>
          <table:table-cell office:value-type="float" office:value="68145">
            <text:p>68145</text:p>
          </table:table-cell>
          <table:table-cell table:formula="of:=[.AS22]/[.AU22]/10^3" office:value-type="float" office:value="379.728857421674">
            <text:p>379.7288574217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64">
            <text:p>164</text:p>
          </table:table-cell>
          <table:table-cell office:value-type="float" office:value="83615753868">
            <text:p>83615753868</text:p>
          </table:table-cell>
          <table:table-cell office:value-type="float" office:value="8821900236">
            <text:p>8821900236</text:p>
          </table:table-cell>
          <table:table-cell office:value-type="float" office:value="259939607">
            <text:p>259939607</text:p>
          </table:table-cell>
          <table:table-cell office:value-type="float" office:value="19763">
            <text:p>19763</text:p>
          </table:table-cell>
          <table:table-cell table:formula="of:=[.AA23]/[.AC23]/10^3" office:value-type="float" office:value="446.384670141173">
            <text:p>446.3846701412</text:p>
          </table:table-cell>
          <table:table-cell table:number-columns-repeated="6"/>
          <table:table-cell office:value-type="float" office:value="1600">
            <text:p>1600</text:p>
          </table:table-cell>
          <table:table-cell office:value-type="float" office:value="188477803908">
            <text:p>188477803908</text:p>
          </table:table-cell>
          <table:table-cell office:value-type="float" office:value="8199508212">
            <text:p>8199508212</text:p>
          </table:table-cell>
          <table:table-cell office:value-type="float" office:value="5672652171">
            <text:p>5672652171</text:p>
          </table:table-cell>
          <table:table-cell office:value-type="float" office:value="57302">
            <text:p>57302</text:p>
          </table:table-cell>
          <table:table-cell table:formula="of:=[.AM23]/[.AO23]/10^3" office:value-type="float" office:value="143.092880039091">
            <text:p>143.0928800391</text:p>
          </table:table-cell>
          <table:table-cell office:value-type="float" office:value="1600">
            <text:p>1600</text:p>
          </table:table-cell>
          <table:table-cell office:value-type="float" office:value="296158860349">
            <text:p>296158860349</text:p>
          </table:table-cell>
          <table:table-cell office:value-type="float" office:value="31539373741">
            <text:p>31539373741</text:p>
          </table:table-cell>
          <table:table-cell office:value-type="float" office:value="4977714971">
            <text:p>4977714971</text:p>
          </table:table-cell>
          <table:table-cell office:value-type="float" office:value="82503">
            <text:p>82503</text:p>
          </table:table-cell>
          <table:table-cell table:formula="of:=[.AS23]/[.AU23]/10^3" office:value-type="float" office:value="382.281538138007">
            <text:p>382.281538138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68">
            <text:p>168</text:p>
          </table:table-cell>
          <table:table-cell office:value-type="float" office:value="89853142301">
            <text:p>89853142301</text:p>
          </table:table-cell>
          <table:table-cell office:value-type="float" office:value="9483301167">
            <text:p>9483301167</text:p>
          </table:table-cell>
          <table:table-cell office:value-type="float" office:value="230909835">
            <text:p>230909835</text:p>
          </table:table-cell>
          <table:table-cell office:value-type="float" office:value="21224">
            <text:p>21224</text:p>
          </table:table-cell>
          <table:table-cell table:formula="of:=[.AA24]/[.AC24]/10^3" office:value-type="float" office:value="446.819693130418">
            <text:p>446.8196931304</text:p>
          </table:table-cell>
          <table:table-cell table:number-columns-repeated="6"/>
          <table:table-cell office:value-type="float" office:value="1680">
            <text:p>1680</text:p>
          </table:table-cell>
          <table:table-cell office:value-type="float" office:value="218183193286">
            <text:p>218183193286</text:p>
          </table:table-cell>
          <table:table-cell office:value-type="float" office:value="9491969044">
            <text:p>9491969044</text:p>
          </table:table-cell>
          <table:table-cell office:value-type="float" office:value="6612752890">
            <text:p>6612752890</text:p>
          </table:table-cell>
          <table:table-cell office:value-type="float" office:value="69364">
            <text:p>69364</text:p>
          </table:table-cell>
          <table:table-cell table:formula="of:=[.AM24]/[.AO24]/10^3" office:value-type="float" office:value="136.842873017704">
            <text:p>136.8428730177</text:p>
          </table:table-cell>
          <table:table-cell office:value-type="float" office:value="1680">
            <text:p>1680</text:p>
          </table:table-cell>
          <table:table-cell office:value-type="float" office:value="357536631020">
            <text:p>357536631020</text:p>
          </table:table-cell>
          <table:table-cell office:value-type="float" office:value="38083794233">
            <text:p>38083794233</text:p>
          </table:table-cell>
          <table:table-cell office:value-type="float" office:value="6201495962">
            <text:p>6201495962</text:p>
          </table:table-cell>
          <table:table-cell office:value-type="float" office:value="100263">
            <text:p>100263</text:p>
          </table:table-cell>
          <table:table-cell table:formula="of:=[.AS24]/[.AU24]/10^3" office:value-type="float" office:value="379.838965849815">
            <text:p>379.8389658498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72">
            <text:p>172</text:p>
          </table:table-cell>
          <table:table-cell office:value-type="float" office:value="96393290899">
            <text:p>96393290899</text:p>
          </table:table-cell>
          <table:table-cell office:value-type="float" office:value="10176909258">
            <text:p>10176909258</text:p>
          </table:table-cell>
          <table:table-cell office:value-type="float" office:value="399598607">
            <text:p>399598607</text:p>
          </table:table-cell>
          <table:table-cell office:value-type="float" office:value="22811">
            <text:p>22811</text:p>
          </table:table-cell>
          <table:table-cell table:formula="of:=[.AA25]/[.AC25]/10^3" office:value-type="float" office:value="446.140426022533">
            <text:p>446.1404260225</text:p>
          </table:table-cell>
          <table:table-cell table:number-columns-repeated="6"/>
          <table:table-cell office:value-type="float" office:value="1760">
            <text:p>1760</text:p>
          </table:table-cell>
          <table:table-cell office:value-type="float" office:value="250856442004">
            <text:p>250856442004</text:p>
          </table:table-cell>
          <table:table-cell office:value-type="float" office:value="10914443053">
            <text:p>10914443053</text:p>
          </table:table-cell>
          <table:table-cell office:value-type="float" office:value="7659953441">
            <text:p>7659953441</text:p>
          </table:table-cell>
          <table:table-cell office:value-type="float" office:value="82680">
            <text:p>82680</text:p>
          </table:table-cell>
          <table:table-cell table:formula="of:=[.AM25]/[.AO25]/10^3" office:value-type="float" office:value="132.008261405419">
            <text:p>132.0082614054</text:p>
          </table:table-cell>
          <table:table-cell office:value-type="float" office:value="1760">
            <text:p>1760</text:p>
          </table:table-cell>
          <table:table-cell office:value-type="float" office:value="427988377091">
            <text:p>427988377091</text:p>
          </table:table-cell>
          <table:table-cell office:value-type="float" office:value="45596936087">
            <text:p>45596936087</text:p>
          </table:table-cell>
          <table:table-cell office:value-type="float" office:value="9165895822">
            <text:p>9165895822</text:p>
          </table:table-cell>
          <table:table-cell office:value-type="float" office:value="123117">
            <text:p>123117</text:p>
          </table:table-cell>
          <table:table-cell table:formula="of:=[.AS25]/[.AU25]/10^3" office:value-type="float" office:value="370.354509019875">
            <text:p>370.3545090199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76">
            <text:p>176</text:p>
          </table:table-cell>
          <table:table-cell office:value-type="float" office:value="103243375671">
            <text:p>103243375671</text:p>
          </table:table-cell>
          <table:table-cell office:value-type="float" office:value="10903566840">
            <text:p>10903566840</text:p>
          </table:table-cell>
          <table:table-cell office:value-type="float" office:value="508358415">
            <text:p>508358415</text:p>
          </table:table-cell>
          <table:table-cell office:value-type="float" office:value="24522">
            <text:p>24522</text:p>
          </table:table-cell>
          <table:table-cell table:formula="of:=[.AA26]/[.AC26]/10^3" office:value-type="float" office:value="444.644272082212">
            <text:p>444.6442720822</text:p>
          </table:table-cell>
          <table:table-cell table:number-columns-repeated="6"/>
          <table:table-cell office:value-type="float" office:value="1840">
            <text:p>1840</text:p>
          </table:table-cell>
          <table:table-cell office:value-type="float" office:value="286638862248">
            <text:p>286638862248</text:p>
          </table:table-cell>
          <table:table-cell office:value-type="float" office:value="12470927848">
            <text:p>12470927848</text:p>
          </table:table-cell>
          <table:table-cell office:value-type="float" office:value="8814694696">
            <text:p>8814694696</text:p>
          </table:table-cell>
          <table:table-cell office:value-type="float" office:value="100222">
            <text:p>100222</text:p>
          </table:table-cell>
          <table:table-cell table:formula="of:=[.AM26]/[.AO26]/10^3" office:value-type="float" office:value="124.433037137555">
            <text:p>124.4330371376</text:p>
          </table:table-cell>
          <table:table-cell office:value-type="float" office:value="1840">
            <text:p>1840</text:p>
          </table:table-cell>
          <table:table-cell office:value-type="float" office:value="508366719440">
            <text:p>508366719440</text:p>
          </table:table-cell>
          <table:table-cell office:value-type="float" office:value="54169925557">
            <text:p>54169925557</text:p>
          </table:table-cell>
          <table:table-cell office:value-type="float" office:value="11406429631">
            <text:p>11406429631</text:p>
          </table:table-cell>
          <table:table-cell office:value-type="float" office:value="148413">
            <text:p>148413</text:p>
          </table:table-cell>
          <table:table-cell table:formula="of:=[.AS26]/[.AU26]/10^3" office:value-type="float" office:value="364.994478630578">
            <text:p>364.9944786306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80">
            <text:p>180</text:p>
          </table:table-cell>
          <table:table-cell office:value-type="float" office:value="110410572596">
            <text:p>110410572596</text:p>
          </table:table-cell>
          <table:table-cell office:value-type="float" office:value="11664013734">
            <text:p>11664013734</text:p>
          </table:table-cell>
          <table:table-cell office:value-type="float" office:value="497807850">
            <text:p>497807850</text:p>
          </table:table-cell>
          <table:table-cell office:value-type="float" office:value="26189">
            <text:p>26189</text:p>
          </table:table-cell>
          <table:table-cell table:formula="of:=[.AA27]/[.AC27]/10^3" office:value-type="float" office:value="445.378354805453">
            <text:p>445.3783548055</text:p>
          </table:table-cell>
          <table:table-cell table:number-columns-repeated="6"/>
          <table:table-cell office:value-type="float" office:value="1920">
            <text:p>1920</text:p>
          </table:table-cell>
          <table:table-cell office:value-type="float" office:value="325671766080">
            <text:p>325671766080</text:p>
          </table:table-cell>
          <table:table-cell office:value-type="float" office:value="14169231547">
            <text:p>14169231547</text:p>
          </table:table-cell>
          <table:table-cell office:value-type="float" office:value="10085858347">
            <text:p>10085858347</text:p>
          </table:table-cell>
          <table:table-cell office:value-type="float" office:value="120263">
            <text:p>120263</text:p>
          </table:table-cell>
          <table:table-cell table:formula="of:=[.AM27]/[.AO27]/10^3" office:value-type="float" office:value="117.818710218438">
            <text:p>117.8187102184</text:p>
          </table:table-cell>
          <table:table-cell office:value-type="float" office:value="1920">
            <text:p>1920</text:p>
          </table:table-cell>
          <table:table-cell office:value-type="float" office:value="599562551061">
            <text:p>599562551061</text:p>
          </table:table-cell>
          <table:table-cell office:value-type="float" office:value="63897960700">
            <text:p>63897960700</text:p>
          </table:table-cell>
          <table:table-cell office:value-type="float" office:value="11511321953">
            <text:p>11511321953</text:p>
          </table:table-cell>
          <table:table-cell office:value-type="float" office:value="170996">
            <text:p>170996</text:p>
          </table:table-cell>
          <table:table-cell table:formula="of:=[.AS27]/[.AU27]/10^3" office:value-type="float" office:value="373.68102587195">
            <text:p>373.681025872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84">
            <text:p>184</text:p>
          </table:table-cell>
          <table:table-cell office:value-type="float" office:value="117902057552">
            <text:p>117902057552</text:p>
          </table:table-cell>
          <table:table-cell office:value-type="float" office:value="12459020420">
            <text:p>12459020420</text:p>
          </table:table-cell>
          <table:table-cell office:value-type="float" office:value="555139559">
            <text:p>555139559</text:p>
          </table:table-cell>
          <table:table-cell office:value-type="float" office:value="27952">
            <text:p>27952</text:p>
          </table:table-cell>
          <table:table-cell table:formula="of:=[.AA28]/[.AC28]/10^3" office:value-type="float" office:value="445.7291220664">
            <text:p>445.7291220664</text:p>
          </table:table-cell>
          <table:table-cell table:number-columns-repeated="6"/>
          <table:table-cell office:value-type="float" office:value="2000">
            <text:p>2000</text:p>
          </table:table-cell>
          <table:table-cell office:value-type="float" office:value="368096465128">
            <text:p>368096465128</text:p>
          </table:table-cell>
          <table:table-cell office:value-type="float" office:value="16015277495">
            <text:p>16015277495</text:p>
          </table:table-cell>
          <table:table-cell office:value-type="float" office:value="11478101531">
            <text:p>11478101531</text:p>
          </table:table-cell>
          <table:table-cell office:value-type="float" office:value="136583">
            <text:p>136583</text:p>
          </table:table-cell>
          <table:table-cell table:formula="of:=[.AM28]/[.AO28]/10^3" office:value-type="float" office:value="117.256741285519">
            <text:p>117.2567412855</text:p>
          </table:table-cell>
          <table:table-cell office:value-type="float" office:value="2000">
            <text:p>2000</text:p>
          </table:table-cell>
          <table:table-cell office:value-type="float" office:value="702505039190">
            <text:p>702505039190</text:p>
          </table:table-cell>
          <table:table-cell office:value-type="float" office:value="74880446312">
            <text:p>74880446312</text:p>
          </table:table-cell>
          <table:table-cell office:value-type="float" office:value="16610613368">
            <text:p>16610613368</text:p>
          </table:table-cell>
          <table:table-cell office:value-type="float" office:value="207374">
            <text:p>207374</text:p>
          </table:table-cell>
          <table:table-cell table:formula="of:=[.AS28]/[.AU28]/10^3" office:value-type="float" office:value="361.08888439245">
            <text:p>361.0888843925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88">
            <text:p>188</text:p>
          </table:table-cell>
          <table:table-cell office:value-type="float" office:value="125725006968">
            <text:p>125725006968</text:p>
          </table:table-cell>
          <table:table-cell office:value-type="float" office:value="13289398836">
            <text:p>13289398836</text:p>
          </table:table-cell>
          <table:table-cell office:value-type="float" office:value="2662558657">
            <text:p>2662558657</text:p>
          </table:table-cell>
          <table:table-cell office:value-type="float" office:value="31361">
            <text:p>31361</text:p>
          </table:table-cell>
          <table:table-cell table:formula="of:=[.AA29]/[.AC29]/10^3" office:value-type="float" office:value="423.755582921463">
            <text:p>423.7555829215</text:p>
          </table:table-cell>
          <table:table-cell table:number-columns-repeated="6"/>
          <table:table-cell office:value-type="float" office:value="2080">
            <text:p>2080</text:p>
          </table:table-cell>
          <table:table-cell office:value-type="float" office:value="414054271958">
            <text:p>414054271958</text:p>
          </table:table-cell>
          <table:table-cell office:value-type="float" office:value="18016001503">
            <text:p>18016001503</text:p>
          </table:table-cell>
          <table:table-cell office:value-type="float" office:value="12996306171">
            <text:p>12996306171</text:p>
          </table:table-cell>
          <table:table-cell office:value-type="float" office:value="160965">
            <text:p>160965</text:p>
          </table:table-cell>
          <table:table-cell table:formula="of:=[.AM29]/[.AO29]/10^3" office:value-type="float" office:value="111.924961966887">
            <text:p>111.9249619669</text:p>
          </table:table-cell>
          <table:table-cell office:value-type="float" office:value="2080">
            <text:p>2080</text:p>
          </table:table-cell>
          <table:table-cell office:value-type="float" office:value="818161619079">
            <text:p>818161619079</text:p>
          </table:table-cell>
          <table:table-cell office:value-type="float" office:value="87220755874">
            <text:p>87220755874</text:p>
          </table:table-cell>
          <table:table-cell office:value-type="float" office:value="20088457813">
            <text:p>20088457813</text:p>
          </table:table-cell>
          <table:table-cell office:value-type="float" office:value="244032">
            <text:p>244032</text:p>
          </table:table-cell>
          <table:table-cell table:formula="of:=[.AS29]/[.AU29]/10^3" office:value-type="float" office:value="357.415240107855">
            <text:p>357.4152401079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92">
            <text:p>192</text:p>
          </table:table-cell>
          <table:table-cell office:value-type="float" office:value="133886596229">
            <text:p>133886596229</text:p>
          </table:table-cell>
          <table:table-cell office:value-type="float" office:value="14155798122">
            <text:p>14155798122</text:p>
          </table:table-cell>
          <table:table-cell office:value-type="float" office:value="742770609">
            <text:p>742770609</text:p>
          </table:table-cell>
          <table:table-cell office:value-type="float" office:value="31874">
            <text:p>31874</text:p>
          </table:table-cell>
          <table:table-cell table:formula="of:=[.AA30]/[.AC30]/10^3" office:value-type="float" office:value="444.117403589132">
            <text:p>444.1174035891</text:p>
          </table:table-cell>
          <table:table-cell table:number-columns-repeated="6"/>
          <table:table-cell office:value-type="float" office:value="2160">
            <text:p>2160</text:p>
          </table:table-cell>
          <table:table-cell office:value-type="float" office:value="463686497518">
            <text:p>463686497518</text:p>
          </table:table-cell>
          <table:table-cell office:value-type="float" office:value="20175820500">
            <text:p>20175820500</text:p>
          </table:table-cell>
          <table:table-cell office:value-type="float" office:value="14653191809">
            <text:p>14653191809</text:p>
          </table:table-cell>
          <table:table-cell office:value-type="float" office:value="180556">
            <text:p>180556</text:p>
          </table:table-cell>
          <table:table-cell table:formula="of:=[.AM30]/[.AO30]/10^3" office:value-type="float" office:value="111.742730787124">
            <text:p>111.7427307871</text:p>
          </table:table-cell>
          <table:table-cell office:value-type="float" office:value="2160">
            <text:p>2160</text:p>
          </table:table-cell>
          <table:table-cell office:value-type="float" office:value="947537999825">
            <text:p>947537999825</text:p>
          </table:table-cell>
          <table:table-cell office:value-type="float" office:value="101026291351">
            <text:p>101026291351</text:p>
          </table:table-cell>
          <table:table-cell office:value-type="float" office:value="19508505782">
            <text:p>19508505782</text:p>
          </table:table-cell>
          <table:table-cell office:value-type="float" office:value="276624">
            <text:p>276624</text:p>
          </table:table-cell>
          <table:table-cell table:formula="of:=[.AS30]/[.AU30]/10^3" office:value-type="float" office:value="365.211591731014">
            <text:p>365.211591731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196">
            <text:p>196</text:p>
          </table:table-cell>
          <table:table-cell office:value-type="float" office:value="142394001672">
            <text:p>142394001672</text:p>
          </table:table-cell>
          <table:table-cell office:value-type="float" office:value="15059093231">
            <text:p>15059093231</text:p>
          </table:table-cell>
          <table:table-cell office:value-type="float" office:value="615186731">
            <text:p>615186731</text:p>
          </table:table-cell>
          <table:table-cell office:value-type="float" office:value="33768">
            <text:p>33768</text:p>
          </table:table-cell>
          <table:table-cell table:formula="of:=[.AA31]/[.AC31]/10^3" office:value-type="float" office:value="445.957510986733">
            <text:p>445.9575109867</text:p>
          </table:table-cell>
          <table:table-cell table:number-columns-repeated="6"/>
          <table:table-cell office:value-type="float" office:value="2240">
            <text:p>2240</text:p>
          </table:table-cell>
          <table:table-cell office:value-type="float" office:value="517134454796">
            <text:p>517134454796</text:p>
          </table:table-cell>
          <table:table-cell office:value-type="float" office:value="22501353441">
            <text:p>22501353441</text:p>
          </table:table-cell>
          <table:table-cell office:value-type="float" office:value="16457473901">
            <text:p>16457473901</text:p>
          </table:table-cell>
          <table:table-cell office:value-type="float" office:value="206307">
            <text:p>206307</text:p>
          </table:table-cell>
          <table:table-cell table:formula="of:=[.AM31]/[.AO31]/10^3" office:value-type="float" office:value="109.067328985444">
            <text:p>109.0673289854</text:p>
          </table:table-cell>
          <table:table-cell office:value-type="float" office:value="2240">
            <text:p>2240</text:p>
          </table:table-cell>
          <table:table-cell office:value-type="float" office:value="1091678164546">
            <text:p>1091678164546</text:p>
          </table:table-cell>
          <table:table-cell office:value-type="float" office:value="116408594543">
            <text:p>116408594543</text:p>
          </table:table-cell>
          <table:table-cell office:value-type="float" office:value="24926210141">
            <text:p>24926210141</text:p>
          </table:table-cell>
          <table:table-cell office:value-type="float" office:value="324404">
            <text:p>324404</text:p>
          </table:table-cell>
          <table:table-cell table:formula="of:=[.AS31]/[.AU31]/10^3" office:value-type="float" office:value="358.838345220774">
            <text:p>358.8383452208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200">
            <text:p>200</text:p>
          </table:table-cell>
          <table:table-cell office:value-type="float" office:value="151254399403">
            <text:p>151254399403</text:p>
          </table:table-cell>
          <table:table-cell office:value-type="float" office:value="16000016323">
            <text:p>16000016323</text:p>
          </table:table-cell>
          <table:table-cell office:value-type="float" office:value="462252882">
            <text:p>462252882</text:p>
          </table:table-cell>
          <table:table-cell office:value-type="float" office:value="35809">
            <text:p>35809</text:p>
          </table:table-cell>
          <table:table-cell table:formula="of:=[.AA32]/[.AC32]/10^3" office:value-type="float" office:value="446.815502331816">
            <text:p>446.8155023318</text:p>
          </table:table-cell>
          <table:table-cell table:number-columns-repeated="6"/>
          <table:table-cell office:value-type="float" office:value="2320">
            <text:p>2320</text:p>
          </table:table-cell>
          <table:table-cell office:value-type="float" office:value="574539456191">
            <text:p>574539456191</text:p>
          </table:table-cell>
          <table:table-cell office:value-type="float" office:value="24999119649">
            <text:p>24999119649</text:p>
          </table:table-cell>
          <table:table-cell office:value-type="float" office:value="18398223631">
            <text:p>18398223631</text:p>
          </table:table-cell>
          <table:table-cell office:value-type="float" office:value="237215">
            <text:p>237215</text:p>
          </table:table-cell>
          <table:table-cell table:formula="of:=[.AM32]/[.AO32]/10^3" office:value-type="float" office:value="105.385914250785">
            <text:p>105.3859142508</text:p>
          </table:table-cell>
          <table:table-cell office:value-type="float" office:value="2320">
            <text:p>2320</text:p>
          </table:table-cell>
          <table:table-cell office:value-type="float" office:value="1251664365649">
            <text:p>1251664365649</text:p>
          </table:table-cell>
          <table:table-cell office:value-type="float" office:value="133483828983">
            <text:p>133483828983</text:p>
          </table:table-cell>
          <table:table-cell office:value-type="float" office:value="29897405393">
            <text:p>29897405393</text:p>
          </table:table-cell>
          <table:table-cell office:value-type="float" office:value="374012">
            <text:p>374012</text:p>
          </table:table-cell>
          <table:table-cell table:formula="of:=[.AS32]/[.AU32]/10^3" office:value-type="float" office:value="356.897182397891">
            <text:p>356.8971823979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204">
            <text:p>204</text:p>
          </table:table-cell>
          <table:table-cell office:value-type="float" office:value="160474965314">
            <text:p>160474965314</text:p>
          </table:table-cell>
          <table:table-cell office:value-type="float" office:value="16979354547">
            <text:p>16979354547</text:p>
          </table:table-cell>
          <table:table-cell office:value-type="float" office:value="732958729">
            <text:p>732958729</text:p>
          </table:table-cell>
          <table:table-cell office:value-type="float" office:value="37990">
            <text:p>37990</text:p>
          </table:table-cell>
          <table:table-cell table:formula="of:=[.AA33]/[.AC33]/10^3" office:value-type="float" office:value="446.942736167413">
            <text:p>446.9427361674</text:p>
          </table:table-cell>
          <table:table-cell table:number-columns-repeated="6"/>
          <table:table-cell office:value-type="float" office:value="2400">
            <text:p>2400</text:p>
          </table:table-cell>
          <table:table-cell office:value-type="float" office:value="636042812785">
            <text:p>636042812785</text:p>
          </table:table-cell>
          <table:table-cell office:value-type="float" office:value="27675208324">
            <text:p>27675208324</text:p>
          </table:table-cell>
          <table:table-cell office:value-type="float" office:value="20510731686">
            <text:p>20510731686</text:p>
          </table:table-cell>
          <table:table-cell office:value-type="float" office:value="265529">
            <text:p>265529</text:p>
          </table:table-cell>
          <table:table-cell table:formula="of:=[.AM33]/[.AO33]/10^3" office:value-type="float" office:value="104.226688324063">
            <text:p>104.2266883241</text:p>
          </table:table-cell>
          <table:table-cell office:value-type="float" office:value="2400">
            <text:p>2400</text:p>
          </table:table-cell>
          <table:table-cell office:value-type="float" office:value="1428617127623">
            <text:p>1428617127623</text:p>
          </table:table-cell>
          <table:table-cell office:value-type="float" office:value="152371729651">
            <text:p>152371729651</text:p>
          </table:table-cell>
          <table:table-cell office:value-type="float" office:value="28483715773">
            <text:p>28483715773</text:p>
          </table:table-cell>
          <table:table-cell office:value-type="float" office:value="418956">
            <text:p>418956</text:p>
          </table:table-cell>
          <table:table-cell table:formula="of:=[.AS33]/[.AU33]/10^3" office:value-type="float" office:value="363.693871554531">
            <text:p>363.6938715545</text:p>
          </table:table-cell>
          <table:table-cell table:number-columns-repeated="976"/>
        </table:table-row>
        <table:table-row table:style-name="ro1">
          <table:table-cell table:number-columns-repeated="24"/>
          <table:table-cell office:value-type="float" office:value="208">
            <text:p>208</text:p>
          </table:table-cell>
          <table:table-cell office:value-type="float" office:value="170062875331">
            <text:p>170062875331</text:p>
          </table:table-cell>
          <table:table-cell office:value-type="float" office:value="17997842774">
            <text:p>17997842774</text:p>
          </table:table-cell>
          <table:table-cell office:value-type="float" office:value="1808534888">
            <text:p>1808534888</text:p>
          </table:table-cell>
          <table:table-cell office:value-type="float" office:value="40971">
            <text:p>40971</text:p>
          </table:table-cell>
          <table:table-cell table:formula="of:=[.AA34]/[.AC34]/10^3" office:value-type="float" office:value="439.282486978595">
            <text:p>439.2824869786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12">
            <text:p>212</text:p>
          </table:table-cell>
          <table:table-cell office:value-type="float" office:value="180025305436">
            <text:p>180025305436</text:p>
          </table:table-cell>
          <table:table-cell office:value-type="float" office:value="19056278377">
            <text:p>19056278377</text:p>
          </table:table-cell>
          <table:table-cell office:value-type="float" office:value="1776712909">
            <text:p>1776712909</text:p>
          </table:table-cell>
          <table:table-cell office:value-type="float" office:value="43299">
            <text:p>43299</text:p>
          </table:table-cell>
          <table:table-cell table:formula="of:=[.AA35]/[.AC35]/10^3" office:value-type="float" office:value="440.108971962401">
            <text:p>440.1089719624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16">
            <text:p>216</text:p>
          </table:table-cell>
          <table:table-cell office:value-type="float" office:value="190369431860">
            <text:p>190369431860</text:p>
          </table:table-cell>
          <table:table-cell office:value-type="float" office:value="20155417925">
            <text:p>20155417925</text:p>
          </table:table-cell>
          <table:table-cell office:value-type="float" office:value="1954212497">
            <text:p>1954212497</text:p>
          </table:table-cell>
          <table:table-cell office:value-type="float" office:value="45971">
            <text:p>45971</text:p>
          </table:table-cell>
          <table:table-cell table:formula="of:=[.AA36]/[.AC36]/10^3" office:value-type="float" office:value="438.437665593526">
            <text:p>438.4376655935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0">
            <text:p>220</text:p>
          </table:table-cell>
          <table:table-cell office:value-type="float" office:value="201102430478">
            <text:p>201102430478</text:p>
          </table:table-cell>
          <table:table-cell office:value-type="float" office:value="21296026567">
            <text:p>21296026567</text:p>
          </table:table-cell>
          <table:table-cell office:value-type="float" office:value="4657475283">
            <text:p>4657475283</text:p>
          </table:table-cell>
          <table:table-cell office:value-type="float" office:value="50274">
            <text:p>50274</text:p>
          </table:table-cell>
          <table:table-cell table:formula="of:=[.AA37]/[.AC37]/10^3" office:value-type="float" office:value="423.599207681903">
            <text:p>423.5992076819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4">
            <text:p>224</text:p>
          </table:table-cell>
          <table:table-cell office:value-type="float" office:value="212231476996">
            <text:p>212231476996</text:p>
          </table:table-cell>
          <table:table-cell office:value-type="float" office:value="22478879333">
            <text:p>22478879333</text:p>
          </table:table-cell>
          <table:table-cell office:value-type="float" office:value="3356468122">
            <text:p>3356468122</text:p>
          </table:table-cell>
          <table:table-cell office:value-type="float" office:value="52031">
            <text:p>52031</text:p>
          </table:table-cell>
          <table:table-cell table:formula="of:=[.AA38]/[.AC38]/10^3" office:value-type="float" office:value="432.028585516327">
            <text:p>432.0285855163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8">
            <text:p>228</text:p>
          </table:table-cell>
          <table:table-cell office:value-type="float" office:value="223763747829">
            <text:p>223763747829</text:p>
          </table:table-cell>
          <table:table-cell office:value-type="float" office:value="23704730901">
            <text:p>23704730901</text:p>
          </table:table-cell>
          <table:table-cell office:value-type="float" office:value="2125630749">
            <text:p>2125630749</text:p>
          </table:table-cell>
          <table:table-cell office:value-type="float" office:value="54136">
            <text:p>54136</text:p>
          </table:table-cell>
          <table:table-cell table:formula="of:=[.AA39]/[.AC39]/10^3" office:value-type="float" office:value="437.873705131521">
            <text:p>437.8737051315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2">
            <text:p>232</text:p>
          </table:table-cell>
          <table:table-cell office:value-type="float" office:value="235706418748">
            <text:p>235706418748</text:p>
          </table:table-cell>
          <table:table-cell office:value-type="float" office:value="24974363669">
            <text:p>24974363669</text:p>
          </table:table-cell>
          <table:table-cell office:value-type="float" office:value="2323806113">
            <text:p>2323806113</text:p>
          </table:table-cell>
          <table:table-cell office:value-type="float" office:value="56815">
            <text:p>56815</text:p>
          </table:table-cell>
          <table:table-cell table:formula="of:=[.AA40]/[.AC40]/10^3" office:value-type="float" office:value="439.573416685734">
            <text:p>439.573416685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6">
            <text:p>236</text:p>
          </table:table-cell>
          <table:table-cell office:value-type="float" office:value="248066665877">
            <text:p>248066665877</text:p>
          </table:table-cell>
          <table:table-cell office:value-type="float" office:value="26288544979">
            <text:p>26288544979</text:p>
          </table:table-cell>
          <table:table-cell office:value-type="float" office:value="2665448484">
            <text:p>2665448484</text:p>
          </table:table-cell>
          <table:table-cell office:value-type="float" office:value="60047">
            <text:p>60047</text:p>
          </table:table-cell>
          <table:table-cell table:formula="of:=[.AA41]/[.AC41]/10^3" office:value-type="float" office:value="437.79947339584">
            <text:p>437.7994733958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40">
            <text:p>240</text:p>
          </table:table-cell>
          <table:table-cell office:value-type="float" office:value="260851665222">
            <text:p>260851665222</text:p>
          </table:table-cell>
          <table:table-cell office:value-type="float" office:value="27648033586">
            <text:p>27648033586</text:p>
          </table:table-cell>
          <table:table-cell office:value-type="float" office:value="3833573857">
            <text:p>3833573857</text:p>
          </table:table-cell>
          <table:table-cell office:value-type="float" office:value="63848">
            <text:p>63848</text:p>
          </table:table-cell>
          <table:table-cell table:formula="of:=[.AA42]/[.AC42]/10^3" office:value-type="float" office:value="433.028968581631">
            <text:p>433.0289685816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320">
            <text:p>320</text:p>
          </table:table-cell>
          <table:table-cell office:value-type="float" office:value="616800325037">
            <text:p>616800325037</text:p>
          </table:table-cell>
          <table:table-cell office:value-type="float" office:value="65536093252">
            <text:p>65536093252</text:p>
          </table:table-cell>
          <table:table-cell office:value-type="float" office:value="4992474173">
            <text:p>4992474173</text:p>
          </table:table-cell>
          <table:table-cell office:value-type="float" office:value="154178">
            <text:p>154178</text:p>
          </table:table-cell>
          <table:table-cell table:formula="of:=[.AA43]/[.AC43]/10^3" office:value-type="float" office:value="425.067735033533">
            <text:p>425.0677350335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480">
            <text:p>480</text:p>
          </table:table-cell>
          <table:table-cell office:value-type="float" office:value="2076643920103">
            <text:p>2076643920103</text:p>
          </table:table-cell>
          <table:table-cell office:value-type="float" office:value="221184319759">
            <text:p>221184319759</text:p>
          </table:table-cell>
          <table:table-cell office:value-type="float" office:value="30753859488">
            <text:p>30753859488</text:p>
          </table:table-cell>
          <table:table-cell office:value-type="float" office:value="537286">
            <text:p>537286</text:p>
          </table:table-cell>
          <table:table-cell table:formula="of:=[.AA44]/[.AC44]/10^3" office:value-type="float" office:value="411.669613127831">
            <text:p>411.6696131278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960">
            <text:p>960</text:p>
          </table:table-cell>
          <table:table-cell office:value-type="float" office:value="1657311342754">
            <text:p>1657311342754</text:p>
          </table:table-cell>
          <table:table-cell office:value-type="float" office:value="176947557963">
            <text:p>176947557963</text:p>
          </table:table-cell>
          <table:table-cell office:value-type="float" office:value="30674016363">
            <text:p>30674016363</text:p>
          </table:table-cell>
          <table:table-cell office:value-type="float" office:value="476751">
            <text:p>476751</text:p>
          </table:table-cell>
          <table:table-cell table:formula="of:=[.AA45]/[.AC45]/10^3" office:value-type="float" office:value="371.152987540666">
            <text:p>371.1529875407</text:p>
          </table:table-cell>
          <table:table-cell table:number-columns-repeated="99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1/14/2011</text:date>, <text:time>22:4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stin Ingram</meta:initial-creator>
    <dc:creator>Dustin Ingram</dc:creator>
    <meta:creation-date>2011-11-13T20:32:31</meta:creation-date>
    <dc:date>2011-11-14T22:49:39</dc:date>
    <meta:generator>OpenOffice.org/3.3$Unix OpenOffice.org_project/330m20$Build-9567</meta:generator>
    <meta:editing-duration>PT17H7M56S</meta:editing-duration>
    <meta:editing-cycles>12</meta:editing-cycles>
    <meta:document-statistic meta:table-count="1" meta:cell-count="1529" meta:object-count="0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